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4.297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1.423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2.323cm"/>
    </style:style>
    <style:style style:name="co13" style:family="table-column">
      <style:table-column-properties fo:break-before="auto" style:column-width="2.214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="0.74pt solid #000000" style:vertical-align="middle"/>
    </style:style>
    <style:style style:name="ce2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43" style:family="table-cell" style:parent-style-name="Default" style:data-style-name="N4"/>
    <style:style style:name="ce1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49"/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ndale Mono" fo:font-size="16pt" style:font-size-asian="16pt" style:font-size-complex="16pt"/>
    </style:style>
    <style:style style:name="ce52" style:family="table-cell" style:parent-style-name="Default" style:data-style-name="N10004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Andale Mono" fo:font-size="16pt" style:font-size-asian="16pt" style:font-size-complex="16pt"/>
    </style:style>
    <style:style style:name="ce2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end" fo:margin-left="0.353cm"/>
    </style:style>
  </office:automatic-styles>
  <office:body>
    <office:spreadsheet>
      <table:calculation-settings table:automatic-find-labels="false" table:use-regular-expressions="false" table:use-wildcards="true"/>
      <table:table table:name="Eier" table:style-name="ta1">
        <table:table-column table:style-name="co1" table:default-cell-style-name="Default"/>
        <table:table-column table:style-name="co2" table:default-cell-style-name="ce40"/>
        <table:table-column table:style-name="co2" table:default-cell-style-name="ce43"/>
        <table:table-column table:style-name="co2" table:default-cell-style-name="ce45"/>
        <table:table-column table:style-name="co2" table:default-cell-style-name="ce43"/>
        <table:table-column table:style-name="co3" table:number-columns-repeated="53" table:default-cell-style-name="Default"/>
        <table:table-column table:style-name="co3" table:default-cell-style-name="ce43"/>
        <table:table-column table:style-name="co3" table:number-columns-repeated="74" table:default-cell-style-name="Default"/>
        <table:table-row table:style-name="ro1">
          <table:table-cell table:style-name="ce1" office:value-type="string" calcext:value-type="string">
            <text:p>Karton</text:p>
          </table:table-cell>
          <table:table-cell table:style-name="ce37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9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9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9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1"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1"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1"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1"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1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1"/>
          <table:table-cell table:style-name="ce19" office:value-type="float" office:value="15" calcext:value-type="float" table:number-columns-spanned="2" table:number-rows-spanned="1">
            <text:p>15</text:p>
          </table:table-cell>
          <table:covered-table-cell table:style-name="ce1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1"/>
          <table:table-cell table:style-name="ce19" office:value-type="float" office:value="17" calcext:value-type="float" table:number-columns-spanned="2" table:number-rows-spanned="1">
            <text:p>17</text:p>
          </table:table-cell>
          <table:covered-table-cell table:style-name="ce1"/>
          <table:table-cell table:style-name="ce19" office:value-type="float" office:value="18" calcext:value-type="float" table:number-columns-spanned="2" table:number-rows-spanned="1">
            <text:p>18</text:p>
          </table:table-cell>
          <table:covered-table-cell table:style-name="ce1"/>
          <table:table-cell table:style-name="ce19" office:value-type="float" office:value="19" calcext:value-type="float" table:number-columns-spanned="2" table:number-rows-spanned="1">
            <text:p>19</text:p>
          </table:table-cell>
          <table:covered-table-cell table:style-name="ce1"/>
          <table:table-cell table:style-name="ce19" office:value-type="float" office:value="20" calcext:value-type="float" table:number-columns-spanned="2" table:number-rows-spanned="1">
            <text:p>20</text:p>
          </table:table-cell>
          <table:covered-table-cell table:style-name="ce1"/>
          <table:table-cell table:style-name="ce19" office:value-type="float" office:value="21" calcext:value-type="float" table:number-columns-spanned="2" table:number-rows-spanned="1">
            <text:p>21</text:p>
          </table:table-cell>
          <table:covered-table-cell table:style-name="ce1"/>
          <table:table-cell table:style-name="ce19" office:value-type="float" office:value="22" calcext:value-type="float" table:number-columns-spanned="2" table:number-rows-spanned="1">
            <text:p>22</text:p>
          </table:table-cell>
          <table:covered-table-cell table:style-name="ce1"/>
          <table:table-cell table:style-name="ce19" office:value-type="float" office:value="23" calcext:value-type="float" table:number-columns-spanned="2" table:number-rows-spanned="1">
            <text:p>23</text:p>
          </table:table-cell>
          <table:covered-table-cell table:style-name="ce1"/>
          <table:table-cell table:style-name="ce19" office:value-type="float" office:value="24" calcext:value-type="float" table:number-columns-spanned="2" table:number-rows-spanned="1">
            <text:p>24</text:p>
          </table:table-cell>
          <table:covered-table-cell table:style-name="ce1"/>
          <table:table-cell table:style-name="ce19" office:value-type="float" office:value="25" calcext:value-type="float" table:number-columns-spanned="2" table:number-rows-spanned="1">
            <text:p>25</text:p>
          </table:table-cell>
          <table:covered-table-cell table:style-name="ce1"/>
          <table:table-cell table:style-name="ce19" office:value-type="float" office:value="26" calcext:value-type="float" table:number-columns-spanned="2" table:number-rows-spanned="1">
            <text:p>26</text:p>
          </table:table-cell>
          <table:covered-table-cell table:style-name="ce1"/>
          <table:table-cell table:style-name="ce19" office:value-type="float" office:value="27" calcext:value-type="float" table:number-columns-spanned="2" table:number-rows-spanned="1">
            <text:p>27</text:p>
          </table:table-cell>
          <table:covered-table-cell table:style-name="ce1"/>
          <table:table-cell table:style-name="ce19" office:value-type="float" office:value="28" calcext:value-type="float" table:number-columns-spanned="2" table:number-rows-spanned="1">
            <text:p>28</text:p>
          </table:table-cell>
          <table:covered-table-cell table:style-name="ce1"/>
          <table:table-cell table:style-name="ce19" office:value-type="float" office:value="29" calcext:value-type="float" table:number-columns-spanned="2" table:number-rows-spanned="1">
            <text:p>29</text:p>
          </table:table-cell>
          <table:covered-table-cell table:style-name="ce46"/>
          <table:table-cell table:style-name="ce19" office:value-type="float" office:value="30" calcext:value-type="float" table:number-columns-spanned="2" table:number-rows-spanned="1">
            <text:p>30</text:p>
          </table:table-cell>
          <table:covered-table-cell table:style-name="ce46"/>
          <table:table-cell table:style-name="ce19" office:value-type="float" office:value="31" calcext:value-type="float" table:number-columns-spanned="2" table:number-rows-spanned="1">
            <text:p>31</text:p>
          </table:table-cell>
          <table:covered-table-cell table:style-name="ce1"/>
          <table:table-cell table:style-name="ce19" office:value-type="float" office:value="32" calcext:value-type="float" table:number-columns-spanned="2" table:number-rows-spanned="1">
            <text:p>32</text:p>
          </table:table-cell>
          <table:covered-table-cell table:style-name="ce46"/>
          <table:table-cell table:style-name="ce19" office:value-type="float" office:value="33" calcext:value-type="float" table:number-columns-spanned="2" table:number-rows-spanned="1">
            <text:p>33</text:p>
          </table:table-cell>
          <table:covered-table-cell table:style-name="ce1"/>
          <table:table-cell table:style-name="ce19" office:value-type="float" office:value="34" calcext:value-type="float" table:number-columns-spanned="2" table:number-rows-spanned="1">
            <text:p>34</text:p>
          </table:table-cell>
          <table:covered-table-cell table:style-name="ce1"/>
          <table:table-cell table:style-name="ce19" office:value-type="float" office:value="35" calcext:value-type="float" table:number-columns-spanned="2" table:number-rows-spanned="1">
            <text:p>35</text:p>
          </table:table-cell>
          <table:covered-table-cell table:style-name="ce1"/>
          <table:table-cell table:style-name="ce19" office:value-type="float" office:value="36" calcext:value-type="float" table:number-columns-spanned="2" table:number-rows-spanned="1">
            <text:p>36</text:p>
          </table:table-cell>
          <table:covered-table-cell table:style-name="ce1"/>
          <table:table-cell table:style-name="ce19" office:value-type="float" office:value="37" calcext:value-type="float" table:number-columns-spanned="2" table:number-rows-spanned="1">
            <text:p>37</text:p>
          </table:table-cell>
          <table:covered-table-cell table:style-name="ce1"/>
          <table:table-cell table:style-name="ce19" office:value-type="float" office:value="38" calcext:value-type="float" table:number-columns-spanned="2" table:number-rows-spanned="1">
            <text:p>38</text:p>
          </table:table-cell>
          <table:covered-table-cell table:style-name="ce1"/>
          <table:table-cell table:style-name="ce19" office:value-type="float" office:value="39" calcext:value-type="float" table:number-columns-spanned="2" table:number-rows-spanned="1">
            <text:p>39</text:p>
          </table:table-cell>
          <table:covered-table-cell table:style-name="ce1"/>
          <table:table-cell table:style-name="ce19" office:value-type="float" office:value="40" calcext:value-type="float" table:number-columns-spanned="2" table:number-rows-spanned="1">
            <text:p>40</text:p>
          </table:table-cell>
          <table:covered-table-cell table:style-name="ce1"/>
          <table:table-cell table:style-name="ce19" office:value-type="float" office:value="41" calcext:value-type="float" table:number-columns-spanned="2" table:number-rows-spanned="1">
            <text:p>41</text:p>
          </table:table-cell>
          <table:covered-table-cell table:style-name="ce1"/>
          <table:table-cell table:style-name="ce19" office:value-type="float" office:value="42" calcext:value-type="float" table:number-columns-spanned="2" table:number-rows-spanned="1">
            <text:p>42</text:p>
          </table:table-cell>
          <table:covered-table-cell table:style-name="ce1"/>
          <table:table-cell table:style-name="ce19" office:value-type="float" office:value="43" calcext:value-type="float" table:number-columns-spanned="2" table:number-rows-spanned="1">
            <text:p>43</text:p>
          </table:table-cell>
          <table:covered-table-cell table:style-name="ce1"/>
          <table:table-cell table:style-name="ce19" office:value-type="float" office:value="44" calcext:value-type="float" table:number-columns-spanned="2" table:number-rows-spanned="1">
            <text:p>44</text:p>
          </table:table-cell>
          <table:covered-table-cell table:style-name="ce1"/>
          <table:table-cell table:style-name="ce19" office:value-type="float" office:value="45" calcext:value-type="float" table:number-columns-spanned="2" table:number-rows-spanned="1">
            <text:p>45</text:p>
          </table:table-cell>
          <table:covered-table-cell table:style-name="ce1"/>
          <table:table-cell table:style-name="ce19" office:value-type="float" office:value="46" calcext:value-type="float" table:number-columns-spanned="2" table:number-rows-spanned="1">
            <text:p>46</text:p>
          </table:table-cell>
          <table:covered-table-cell table:style-name="ce1"/>
          <table:table-cell table:style-name="ce19" office:value-type="float" office:value="47" calcext:value-type="float" table:number-columns-spanned="2" table:number-rows-spanned="1">
            <text:p>47</text:p>
          </table:table-cell>
          <table:covered-table-cell table:style-name="ce1"/>
          <table:table-cell table:style-name="ce19" office:value-type="float" office:value="48" calcext:value-type="float" table:number-columns-spanned="2" table:number-rows-spanned="1">
            <text:p>48</text:p>
          </table:table-cell>
          <table:covered-table-cell table:style-name="ce1"/>
          <table:table-cell table:style-name="ce19" office:value-type="float" office:value="49" calcext:value-type="float" table:number-columns-spanned="2" table:number-rows-spanned="1">
            <text:p>49</text:p>
          </table:table-cell>
          <table:covered-table-cell table:style-name="ce1"/>
          <table:table-cell table:style-name="ce19" office:value-type="float" office:value="50" calcext:value-type="float" table:number-columns-spanned="2" table:number-rows-spanned="1">
            <text:p>50</text:p>
          </table:table-cell>
          <table:covered-table-cell table:style-name="ce1"/>
          <table:table-cell table:style-name="ce19" office:value-type="float" office:value="51" calcext:value-type="float" table:number-columns-spanned="2" table:number-rows-spanned="1">
            <text:p>51</text:p>
          </table:table-cell>
          <table:covered-table-cell table:style-name="ce1"/>
          <table:table-cell table:style-name="ce19" office:value-type="float" office:value="52" calcext:value-type="float" table:number-columns-spanned="2" table:number-rows-spanned="1">
            <text:p>52</text:p>
          </table:table-cell>
          <table:covered-table-cell table:style-name="ce1"/>
          <table:table-cell table:style-name="ce19" office:value-type="float" office:value="53" calcext:value-type="float" table:number-columns-spanned="2" table:number-rows-spanned="1">
            <text:p>53</text:p>
          </table:table-cell>
          <table:covered-table-cell table:style-name="ce1"/>
          <table:table-cell table:style-name="ce19" office:value-type="float" office:value="54" calcext:value-type="float" table:number-columns-spanned="2" table:number-rows-spanned="1">
            <text:p>54</text:p>
          </table:table-cell>
          <table:covered-table-cell table:style-name="ce1"/>
          <table:table-cell table:style-name="ce19" office:value-type="float" office:value="55" calcext:value-type="float" table:number-columns-spanned="2" table:number-rows-spanned="1">
            <text:p>55</text:p>
          </table:table-cell>
          <table:covered-table-cell table:style-name="ce1"/>
          <table:table-cell table:style-name="ce19" office:value-type="float" office:value="56" calcext:value-type="float" table:number-columns-spanned="2" table:number-rows-spanned="1">
            <text:p>56</text:p>
          </table:table-cell>
          <table:covered-table-cell table:style-name="ce1"/>
          <table:table-cell table:style-name="ce19" office:value-type="float" office:value="57" calcext:value-type="float" table:number-columns-spanned="2" table:number-rows-spanned="1">
            <text:p>57</text:p>
          </table:table-cell>
          <table:covered-table-cell table:style-name="ce1"/>
          <table:table-cell table:style-name="ce19" office:value-type="float" office:value="58" calcext:value-type="float" table:number-columns-spanned="2" table:number-rows-spanned="1">
            <text:p>58</text:p>
          </table:table-cell>
          <table:covered-table-cell table:style-name="ce1"/>
          <table:table-cell table:style-name="ce19" office:value-type="float" office:value="59" calcext:value-type="float" table:number-columns-spanned="2" table:number-rows-spanned="1">
            <text:p>59</text:p>
          </table:table-cell>
          <table:covered-table-cell table:style-name="ce1"/>
          <table:table-cell table:style-name="ce19" office:value-type="float" office:value="60" calcext:value-type="float" table:number-columns-spanned="2" table:number-rows-spanned="1">
            <text:p>60</text:p>
          </table:table-cell>
          <table:covered-table-cell table:style-name="ce1"/>
          <table:table-cell table:style-name="ce19" office:value-type="float" office:value="61" calcext:value-type="float" table:number-columns-spanned="2" table:number-rows-spanned="1">
            <text:p>61</text:p>
          </table:table-cell>
          <table:covered-table-cell table:style-name="ce1"/>
          <table:table-cell table:style-name="ce19" office:value-type="float" office:value="62" calcext:value-type="float" table:number-columns-spanned="2" table:number-rows-spanned="1">
            <text:p>62</text:p>
          </table:table-cell>
          <table:covered-table-cell table:style-name="ce1"/>
          <table:table-cell table:style-name="ce19" office:value-type="float" office:value="63" calcext:value-type="float" table:number-columns-spanned="2" table:number-rows-spanned="1">
            <text:p>63</text:p>
          </table:table-cell>
          <table:covered-table-cell table:style-name="ce1"/>
          <table:table-cell table:style-name="ce19" office:value-type="float" office:value="64" calcext:value-type="float" table:number-columns-spanned="2" table:number-rows-spanned="1">
            <text:p>64</text:p>
          </table:table-cell>
          <table:covered-table-cell table:style-name="ce1"/>
          <table:table-cell table:style-name="ce19" office:value-type="float" office:value="65" calcext:value-type="float" table:number-columns-spanned="2" table:number-rows-spanned="1">
            <text:p>65</text:p>
          </table:table-cell>
          <table:covered-table-cell table:style-name="ce1"/>
          <table:table-cell table:style-name="ce19" office:value-type="float" office:value="66" calcext:value-type="float" table:number-columns-spanned="2" table:number-rows-spanned="1">
            <text:p>66</text:p>
          </table:table-cell>
          <table:covered-table-cell table:style-name="ce1"/>
        </table:table-row>
        <table:table-row table:style-name="ro1">
          <table:table-cell table:style-name="ce22" table:number-columns-spanned="1" table:number-rows-spanned="11"/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  <table:table-cell table:style-name="ce38" office:value-type="string" calcext:value-type="string">
            <text:p>Größe</text:p>
          </table:table-cell>
          <table:table-cell table:style-name="ce41" office:value-type="string" calcext:value-type="string">
            <text:p>Gewicht</text:p>
          </table:table-cell>
        </table:table-row>
        <table:table-row table:style-name="ro1">
          <table:covered-table-cell table:style-name="ce24"/>
          <table:table-cell table:style-name="ce39" office:value-type="string" calcext:value-type="string">
            <text:p>L</text:p>
          </table:table-cell>
          <table:table-cell table:style-name="ce42" office:value-type="float" office:value="66.89" calcext:value-type="float">
            <text:p>66,8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9" calcext:value-type="float">
            <text:p>62,9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6.46" calcext:value-type="float">
            <text:p>66,46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84" calcext:value-type="float">
            <text:p>64,84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7.2" calcext:value-type="float">
            <text:p>77,2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8.49" calcext:value-type="float">
            <text:p>68,4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7.21" calcext:value-type="float">
            <text:p>67,21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26" calcext:value-type="float">
            <text:p>61,26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6.07" calcext:value-type="float">
            <text:p>66,07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6.56" calcext:value-type="float">
            <text:p>76,56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48" calcext:value-type="float">
            <text:p>59,48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3" calcext:value-type="float">
            <text:p>62,3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19" calcext:value-type="float">
            <text:p>59,1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7.47" calcext:value-type="float">
            <text:p>67,47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08" calcext:value-type="float">
            <text:p>61,08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59" calcext:value-type="float">
            <text:p>62,59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33" calcext:value-type="float">
            <text:p>58,33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59.85" calcext:value-type="float">
            <text:p>59,85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1.44" calcext:value-type="float">
            <text:p>61,44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15" calcext:value-type="float">
            <text:p>62,15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85" calcext:value-type="float">
            <text:p>59,85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1.76" calcext:value-type="float">
            <text:p>61,76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42" calcext:value-type="float">
            <text:p>64,4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.22" calcext:value-type="float">
            <text:p>57,22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4.39" calcext:value-type="float">
            <text:p>74,39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2.7" calcext:value-type="float">
            <text:p>72,7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52" calcext:value-type="float">
            <text:p>62,5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" calcext:value-type="float">
            <text:p>57,00</text:p>
          </table:table-cell>
          <table:table-cell table:style-name="ce39" office:value-type="string" calcext:value-type="string">
            <text:p>M</text:p>
          </table:table-cell>
          <table:table-cell table:style-name="ce44" office:value-type="float" office:value="53.23" calcext:value-type="float">
            <text:p>53,2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33" calcext:value-type="float">
            <text:p>56,33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7.35" calcext:value-type="float">
            <text:p>67,35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97" calcext:value-type="float">
            <text:p>59,97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31" calcext:value-type="float">
            <text:p>56,31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9.28" calcext:value-type="float">
            <text:p>69,28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03" calcext:value-type="float">
            <text:p>65,0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37" calcext:value-type="float">
            <text:p>60,37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67" calcext:value-type="float">
            <text:p>73,67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77" calcext:value-type="float">
            <text:p>73,77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34" calcext:value-type="float">
            <text:p>61,3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6" calcext:value-type="float">
            <text:p>56,6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23" calcext:value-type="float">
            <text:p>56,2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41" calcext:value-type="float">
            <text:p>59,41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97" calcext:value-type="float">
            <text:p>56,97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33" calcext:value-type="float">
            <text:p>60,33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50.11" calcext:value-type="float">
            <text:p>50,11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7.86" calcext:value-type="float">
            <text:p>67,86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03" calcext:value-type="float">
            <text:p>61,0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.73" calcext:value-type="float">
            <text:p>57,7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62" calcext:value-type="float">
            <text:p>61,6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43" calcext:value-type="float">
            <text:p>60,4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72" calcext:value-type="float">
            <text:p>58,7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97" calcext:value-type="float">
            <text:p>60,97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4.03" calcext:value-type="float">
            <text:p>74,03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18" calcext:value-type="float">
            <text:p>73,18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83" calcext:value-type="float">
            <text:p>61,83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4.1" calcext:value-type="float">
            <text:p>74,10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7" calcext:value-type="float">
            <text:p>77,0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31" calcext:value-type="float">
            <text:p>63,31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6.89" calcext:value-type="float">
            <text:p>76,8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87" calcext:value-type="float">
            <text:p>62,87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17" calcext:value-type="float">
            <text:p>73,17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4.52" calcext:value-type="float">
            <text:p>74,52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19" calcext:value-type="float">
            <text:p>62,1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70.67" calcext:value-type="float">
            <text:p>70,67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5.35" calcext:value-type="float">
            <text:p>55,35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46.08" calcext:value-type="float">
            <text:p>46,08</text:p>
          </table:table-cell>
        </table:table-row>
        <table:table-row table:style-name="ro1">
          <table:covered-table-cell table:style-name="ce24"/>
          <table:table-cell table:style-name="ce39" office:value-type="string" calcext:value-type="string">
            <text:p>L</text:p>
          </table:table-cell>
          <table:table-cell table:style-name="ce42" office:value-type="float" office:value="65.5" calcext:value-type="float">
            <text:p>65,5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81" calcext:value-type="float">
            <text:p>64,81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7.48" calcext:value-type="float">
            <text:p>67,48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67" calcext:value-type="float">
            <text:p>65,67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6.69" calcext:value-type="float">
            <text:p>76,6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7.27" calcext:value-type="float">
            <text:p>67,27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" calcext:value-type="float">
            <text:p>65,0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4.28" calcext:value-type="float">
            <text:p>54,28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7.78" calcext:value-type="float">
            <text:p>67,78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6.8" calcext:value-type="float">
            <text:p>76,8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.5" calcext:value-type="float">
            <text:p>57,5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9.6" calcext:value-type="float">
            <text:p>69,6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69" calcext:value-type="float">
            <text:p>56,6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78" calcext:value-type="float">
            <text:p>64,78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22" calcext:value-type="float">
            <text:p>56,22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2" calcext:value-type="float">
            <text:p>63,2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33" calcext:value-type="float">
            <text:p>60,33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34" calcext:value-type="float">
            <text:p>62,34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96" calcext:value-type="float">
            <text:p>63,96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6.5" calcext:value-type="float">
            <text:p>66,5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" calcext:value-type="float">
            <text:p>57,0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82" calcext:value-type="float">
            <text:p>65,82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34" calcext:value-type="float">
            <text:p>62,3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26" calcext:value-type="float">
            <text:p>61,26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4.74" calcext:value-type="float">
            <text:p>74,74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84.58" calcext:value-type="float">
            <text:p>84,58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28" calcext:value-type="float">
            <text:p>63,28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.55" calcext:value-type="float">
            <text:p>57,55</text:p>
          </table:table-cell>
          <table:table-cell table:style-name="ce39" office:value-type="string" calcext:value-type="string">
            <text:p>M</text:p>
          </table:table-cell>
          <table:table-cell table:style-name="ce44" office:value-type="float" office:value="54.2" calcext:value-type="float">
            <text:p>54,2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2.62" calcext:value-type="float">
            <text:p>52,62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6" calcext:value-type="float">
            <text:p>62,6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3.88" calcext:value-type="float">
            <text:p>53,88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5.93" calcext:value-type="float">
            <text:p>55,93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6.54" calcext:value-type="float">
            <text:p>66,54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22" calcext:value-type="float">
            <text:p>63,2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97" calcext:value-type="float">
            <text:p>60,97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5.48" calcext:value-type="float">
            <text:p>75,48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5.58" calcext:value-type="float">
            <text:p>75,58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7" calcext:value-type="float">
            <text:p>58,7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6" calcext:value-type="float">
            <text:p>59,6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4" calcext:value-type="float">
            <text:p>54,0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11" calcext:value-type="float">
            <text:p>60,11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2.77" calcext:value-type="float">
            <text:p>62,77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4.26" calcext:value-type="float">
            <text:p>54,26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51.78" calcext:value-type="float">
            <text:p>51,78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7" calcext:value-type="float">
            <text:p>67,0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4.81" calcext:value-type="float">
            <text:p>54,81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" calcext:value-type="float">
            <text:p>58,0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52" calcext:value-type="float">
            <text:p>59,5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07" calcext:value-type="float">
            <text:p>56,07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" calcext:value-type="float">
            <text:p>61,0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76" calcext:value-type="float">
            <text:p>58,76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8.84" calcext:value-type="float">
            <text:p>78,84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4.19" calcext:value-type="float">
            <text:p>74,19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24" calcext:value-type="float">
            <text:p>60,24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76" calcext:value-type="float">
            <text:p>73,76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12" calcext:value-type="float">
            <text:p>73,12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8.61" calcext:value-type="float">
            <text:p>68,61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82.87" calcext:value-type="float">
            <text:p>82,87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8.55" calcext:value-type="float">
            <text:p>68,55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94" calcext:value-type="float">
            <text:p>73,94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8" calcext:value-type="float">
            <text:p>73,8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6.68" calcext:value-type="float">
            <text:p>66,68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27" calcext:value-type="float">
            <text:p>65,27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42" calcext:value-type="float">
            <text:p>56,42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50.65" calcext:value-type="float">
            <text:p>50,65</text:p>
          </table:table-cell>
        </table:table-row>
        <table:table-row table:style-name="ro1">
          <table:covered-table-cell table:style-name="ce24"/>
          <table:table-cell table:style-name="ce39" office:value-type="string" calcext:value-type="string">
            <text:p>L</text:p>
          </table:table-cell>
          <table:table-cell table:style-name="ce42" office:value-type="float" office:value="63.97" calcext:value-type="float">
            <text:p>63,97</text:p>
          </table:table-cell>
          <table:table-cell table:style-name="ce44"/>
          <table:table-cell table:style-name="ce42"/>
          <table:table-cell table:style-name="ce39" office:value-type="string" calcext:value-type="string">
            <text:p>L</text:p>
          </table:table-cell>
          <table:table-cell table:style-name="ce42" office:value-type="float" office:value="65.63" calcext:value-type="float">
            <text:p>65,63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8.46" calcext:value-type="float">
            <text:p>68,46</text:p>
          </table:table-cell>
          <table:table-cell table:style-name="ce44" office:value-type="string" calcext:value-type="string">
            <text:p>XL</text:p>
          </table:table-cell>
          <table:table-cell table:style-name="ce42" office:value-type="float" office:value="77.5" calcext:value-type="float">
            <text:p>77,5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7.53" calcext:value-type="float">
            <text:p>67,53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7.12" calcext:value-type="float">
            <text:p>67,1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2.14" calcext:value-type="float">
            <text:p>52,14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6.27" calcext:value-type="float">
            <text:p>66,27</text:p>
          </table:table-cell>
          <table:table-cell table:style-name="ce44" office:value-type="string" calcext:value-type="string">
            <text:p>XL</text:p>
          </table:table-cell>
          <table:table-cell table:style-name="ce42" office:value-type="float" office:value="83.27" calcext:value-type="float">
            <text:p>83,27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89" calcext:value-type="float">
            <text:p>59,8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" calcext:value-type="float">
            <text:p>64,0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6" calcext:value-type="float">
            <text:p>61,6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34" calcext:value-type="float">
            <text:p>62,3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32" calcext:value-type="float">
            <text:p>61,32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82" calcext:value-type="float">
            <text:p>65,8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4.75" calcext:value-type="float">
            <text:p>54,75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7.26" calcext:value-type="float">
            <text:p>67,26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32" calcext:value-type="float">
            <text:p>62,32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1.54" calcext:value-type="float">
            <text:p>61,5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94" calcext:value-type="float">
            <text:p>60,94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9" calcext:value-type="float">
            <text:p>63,9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26" calcext:value-type="float">
            <text:p>63,26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.71" calcext:value-type="float">
            <text:p>57,71</text:p>
          </table:table-cell>
          <table:table-cell table:style-name="ce44" office:value-type="string" calcext:value-type="string">
            <text:p>XL</text:p>
          </table:table-cell>
          <table:table-cell table:style-name="ce42" office:value-type="float" office:value="74.45" calcext:value-type="float">
            <text:p>74,45</text:p>
          </table:table-cell>
          <table:table-cell table:style-name="ce44" office:value-type="string" calcext:value-type="string">
            <text:p>XL</text:p>
          </table:table-cell>
          <table:table-cell table:style-name="ce42" office:value-type="float" office:value="71.89" calcext:value-type="float">
            <text:p>71,8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7" calcext:value-type="float">
            <text:p>62,7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5.79" calcext:value-type="float">
            <text:p>55,79</text:p>
          </table:table-cell>
          <table:table-cell table:style-name="ce39" office:value-type="string" calcext:value-type="string">
            <text:p>M</text:p>
          </table:table-cell>
          <table:table-cell table:style-name="ce44" office:value-type="float" office:value="57.58" calcext:value-type="float">
            <text:p>57,58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2.8" calcext:value-type="float">
            <text:p>52,8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22" calcext:value-type="float">
            <text:p>64,2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38" calcext:value-type="float">
            <text:p>59,38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5.43" calcext:value-type="float">
            <text:p>55,43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7.78" calcext:value-type="float">
            <text:p>67,78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7" calcext:value-type="float">
            <text:p>67,0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25" calcext:value-type="float">
            <text:p>59,25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83" calcext:value-type="float">
            <text:p>73,83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5.33" calcext:value-type="float">
            <text:p>75,3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09" calcext:value-type="float">
            <text:p>59,09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.54" calcext:value-type="float">
            <text:p>57,5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3.82" calcext:value-type="float">
            <text:p>53,8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51" calcext:value-type="float">
            <text:p>59,51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4.25" calcext:value-type="float">
            <text:p>54,25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55" calcext:value-type="float">
            <text:p>58,55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52" calcext:value-type="float">
            <text:p>52,0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3" calcext:value-type="float">
            <text:p>62,3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.09" calcext:value-type="float">
            <text:p>57,09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5.15" calcext:value-type="float">
            <text:p>55,15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5.74" calcext:value-type="float">
            <text:p>55,7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26" calcext:value-type="float">
            <text:p>56,26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25" calcext:value-type="float">
            <text:p>61,25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2.71" calcext:value-type="float">
            <text:p>62,71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43" calcext:value-type="float">
            <text:p>73,43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5.52" calcext:value-type="float">
            <text:p>75,5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6" calcext:value-type="float">
            <text:p>61,60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53" calcext:value-type="float">
            <text:p>73,53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5.09" calcext:value-type="float">
            <text:p>75,0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9.93" calcext:value-type="float">
            <text:p>69,93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64" calcext:value-type="float">
            <text:p>73,64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8.65" calcext:value-type="float">
            <text:p>68,65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4.36" calcext:value-type="float">
            <text:p>74,36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5.11" calcext:value-type="float">
            <text:p>75,11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73" calcext:value-type="float">
            <text:p>65,73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73.16" calcext:value-type="float">
            <text:p>73,16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5.92" calcext:value-type="float">
            <text:p>55,92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49.68" calcext:value-type="float">
            <text:p>49,68</text:p>
          </table:table-cell>
        </table:table-row>
        <table:table-row table:style-name="ro1">
          <table:covered-table-cell table:style-name="ce24"/>
          <table:table-cell table:style-name="ce39" office:value-type="string" calcext:value-type="string">
            <text:p>L</text:p>
          </table:table-cell>
          <table:table-cell table:style-name="ce42" office:value-type="float" office:value="68.26" calcext:value-type="float">
            <text:p>68,26</text:p>
          </table:table-cell>
          <table:table-cell table:style-name="ce44"/>
          <table:table-cell table:style-name="ce42"/>
          <table:table-cell table:style-name="ce39" office:value-type="string" calcext:value-type="string">
            <text:p>L</text:p>
          </table:table-cell>
          <table:table-cell table:style-name="ce42" office:value-type="float" office:value="67.54" calcext:value-type="float">
            <text:p>67,54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32" calcext:value-type="float">
            <text:p>64,32</text:p>
          </table:table-cell>
          <table:table-cell table:style-name="ce44" office:value-type="string" calcext:value-type="string">
            <text:p>XL</text:p>
          </table:table-cell>
          <table:table-cell table:style-name="ce42" office:value-type="float" office:value="73.64" calcext:value-type="float">
            <text:p>73,64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6.61" calcext:value-type="float">
            <text:p>66,61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8.21" calcext:value-type="float">
            <text:p>68,21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04" calcext:value-type="float">
            <text:p>58,04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74" calcext:value-type="float">
            <text:p>63,74</text:p>
          </table:table-cell>
          <table:table-cell table:style-name="ce44" office:value-type="string" calcext:value-type="string">
            <text:p>XL</text:p>
          </table:table-cell>
          <table:table-cell table:style-name="ce42" office:value-type="float" office:value="73.55" calcext:value-type="float">
            <text:p>73,55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.29" calcext:value-type="float">
            <text:p>57,2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88" calcext:value-type="float">
            <text:p>65,88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68" calcext:value-type="float">
            <text:p>61,68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14" calcext:value-type="float">
            <text:p>63,1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87" calcext:value-type="float">
            <text:p>60,87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63" calcext:value-type="float">
            <text:p>63,6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3.34" calcext:value-type="float">
            <text:p>53,34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1.58" calcext:value-type="float">
            <text:p>61,58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83" calcext:value-type="float">
            <text:p>65,83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54" calcext:value-type="float">
            <text:p>62,5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79" calcext:value-type="float">
            <text:p>56,7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71" calcext:value-type="float">
            <text:p>62,71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6.83" calcext:value-type="float">
            <text:p>66,8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4.93" calcext:value-type="float">
            <text:p>54,93</text:p>
          </table:table-cell>
          <table:table-cell table:style-name="ce44" office:value-type="string" calcext:value-type="string">
            <text:p>XL</text:p>
          </table:table-cell>
          <table:table-cell table:style-name="ce42" office:value-type="float" office:value="78.08" calcext:value-type="float">
            <text:p>78,08</text:p>
          </table:table-cell>
          <table:table-cell table:style-name="ce44" office:value-type="string" calcext:value-type="string">
            <text:p>XL</text:p>
          </table:table-cell>
          <table:table-cell table:style-name="ce42" office:value-type="float" office:value="77.29" calcext:value-type="float">
            <text:p>77,2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" calcext:value-type="float">
            <text:p>65,0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.21" calcext:value-type="float">
            <text:p>57,21</text:p>
          </table:table-cell>
          <table:table-cell table:style-name="ce39" office:value-type="string" calcext:value-type="string">
            <text:p>M</text:p>
          </table:table-cell>
          <table:table-cell table:style-name="ce44" office:value-type="float" office:value="53.4" calcext:value-type="float">
            <text:p>53,4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2.22" calcext:value-type="float">
            <text:p>52,22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9.21" calcext:value-type="float">
            <text:p>69,21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22" calcext:value-type="float">
            <text:p>58,2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3.03" calcext:value-type="float">
            <text:p>53,03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6.35" calcext:value-type="float">
            <text:p>66,35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94" calcext:value-type="float">
            <text:p>64,9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47" calcext:value-type="float">
            <text:p>61,47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82.86" calcext:value-type="float">
            <text:p>82,86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8.67" calcext:value-type="float">
            <text:p>78,67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1" calcext:value-type="float">
            <text:p>61,1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24" calcext:value-type="float">
            <text:p>61,2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48" calcext:value-type="float">
            <text:p>58,48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46" calcext:value-type="float">
            <text:p>60,46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2.22" calcext:value-type="float">
            <text:p>62,2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76" calcext:value-type="float">
            <text:p>58,76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50.03" calcext:value-type="float">
            <text:p>50,03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04" calcext:value-type="float">
            <text:p>64,0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42" calcext:value-type="float">
            <text:p>60,4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66" calcext:value-type="float">
            <text:p>61,66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79" calcext:value-type="float">
            <text:p>60,79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5.75" calcext:value-type="float">
            <text:p>55,75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23" calcext:value-type="float">
            <text:p>60,2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5.9" calcext:value-type="float">
            <text:p>55,90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84" calcext:value-type="float">
            <text:p>73,84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4.92" calcext:value-type="float">
            <text:p>74,9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.74" calcext:value-type="float">
            <text:p>57,74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7.6" calcext:value-type="float">
            <text:p>77,60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32" calcext:value-type="float">
            <text:p>73,32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08" calcext:value-type="float">
            <text:p>63,08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69" calcext:value-type="float">
            <text:p>73,6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27" calcext:value-type="float">
            <text:p>65,27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8" calcext:value-type="float">
            <text:p>73,80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4.62" calcext:value-type="float">
            <text:p>74,62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95" calcext:value-type="float">
            <text:p>63,95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" calcext:value-type="float">
            <text:p>63,0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3" calcext:value-type="float">
            <text:p>53,00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51.68" calcext:value-type="float">
            <text:p>51,68</text:p>
          </table:table-cell>
        </table:table-row>
        <table:table-row table:style-name="ro1">
          <table:covered-table-cell table:style-name="ce24"/>
          <table:table-cell table:style-name="ce39" office:value-type="string" calcext:value-type="string">
            <text:p>L</text:p>
          </table:table-cell>
          <table:table-cell table:style-name="ce42" office:value-type="float" office:value="64.81" calcext:value-type="float">
            <text:p>64,81</text:p>
          </table:table-cell>
          <table:table-cell table:style-name="ce44"/>
          <table:table-cell table:style-name="ce42"/>
          <table:table-cell table:style-name="ce39" office:value-type="string" calcext:value-type="string">
            <text:p>L</text:p>
          </table:table-cell>
          <table:table-cell table:style-name="ce42" office:value-type="float" office:value="65.53" calcext:value-type="float">
            <text:p>65,53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9" calcext:value-type="float">
            <text:p>65,90</text:p>
          </table:table-cell>
          <table:table-cell table:style-name="ce44" office:value-type="string" calcext:value-type="string">
            <text:p>XL</text:p>
          </table:table-cell>
          <table:table-cell table:style-name="ce42" office:value-type="float" office:value="73.95" calcext:value-type="float">
            <text:p>73,95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1" calcext:value-type="float">
            <text:p>64,1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8" calcext:value-type="float">
            <text:p>64,8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89" calcext:value-type="float">
            <text:p>58,8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46" calcext:value-type="float">
            <text:p>62,46</text:p>
          </table:table-cell>
          <table:table-cell table:style-name="ce44" office:value-type="string" calcext:value-type="string">
            <text:p>XL</text:p>
          </table:table-cell>
          <table:table-cell table:style-name="ce42" office:value-type="float" office:value="73.94" calcext:value-type="float">
            <text:p>73,9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2.04" calcext:value-type="float">
            <text:p>62,04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29" calcext:value-type="float">
            <text:p>62,29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2.79" calcext:value-type="float">
            <text:p>52,7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81" calcext:value-type="float">
            <text:p>65,81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5" calcext:value-type="float">
            <text:p>65,0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33" calcext:value-type="float">
            <text:p>65,3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67" calcext:value-type="float">
            <text:p>59,67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0.36" calcext:value-type="float">
            <text:p>60,36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28" calcext:value-type="float">
            <text:p>64,28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1.3" calcext:value-type="float">
            <text:p>61,3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" calcext:value-type="float">
            <text:p>57,0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85" calcext:value-type="float">
            <text:p>62,85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62" calcext:value-type="float">
            <text:p>62,6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39" calcext:value-type="float">
            <text:p>56,39</text:p>
          </table:table-cell>
          <table:table-cell table:style-name="ce44" office:value-type="string" calcext:value-type="string">
            <text:p>XL</text:p>
          </table:table-cell>
          <table:table-cell table:style-name="ce42" office:value-type="float" office:value="75.21" calcext:value-type="float">
            <text:p>75,21</text:p>
          </table:table-cell>
          <table:table-cell table:style-name="ce44" office:value-type="string" calcext:value-type="string">
            <text:p>XL</text:p>
          </table:table-cell>
          <table:table-cell table:style-name="ce42" office:value-type="float" office:value="75.2" calcext:value-type="float">
            <text:p>75,2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74" calcext:value-type="float">
            <text:p>63,7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8" calcext:value-type="float">
            <text:p>59,80</text:p>
          </table:table-cell>
          <table:table-cell table:style-name="ce39" office:value-type="string" calcext:value-type="string">
            <text:p>M</text:p>
          </table:table-cell>
          <table:table-cell table:style-name="ce44" office:value-type="float" office:value="55" calcext:value-type="float">
            <text:p>55,0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5.58" calcext:value-type="float">
            <text:p>55,58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08" calcext:value-type="float">
            <text:p>63,08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25" calcext:value-type="float">
            <text:p>56,25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.97" calcext:value-type="float">
            <text:p>57,97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2" calcext:value-type="float">
            <text:p>63,2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73" calcext:value-type="float">
            <text:p>62,7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2.12" calcext:value-type="float">
            <text:p>62,12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7.4" calcext:value-type="float">
            <text:p>77,40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98.44" calcext:value-type="float">
            <text:p>98,4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11" calcext:value-type="float">
            <text:p>56,11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27" calcext:value-type="float">
            <text:p>58,27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5.31" calcext:value-type="float">
            <text:p>55,31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58" calcext:value-type="float">
            <text:p>56,58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5.73" calcext:value-type="float">
            <text:p>55,7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97" calcext:value-type="float">
            <text:p>59,97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51.93" calcext:value-type="float">
            <text:p>51,93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15" calcext:value-type="float">
            <text:p>65,15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63" calcext:value-type="float">
            <text:p>58,6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85" calcext:value-type="float">
            <text:p>59,85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3.67" calcext:value-type="float">
            <text:p>53,67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53" calcext:value-type="float">
            <text:p>60,5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.87" calcext:value-type="float">
            <text:p>57,87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53" calcext:value-type="float">
            <text:p>61,53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34" calcext:value-type="float">
            <text:p>73,34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05" calcext:value-type="float">
            <text:p>73,05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77" calcext:value-type="float">
            <text:p>59,77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34" calcext:value-type="float">
            <text:p>73,34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76" calcext:value-type="float">
            <text:p>73,76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43" calcext:value-type="float">
            <text:p>64,43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9.27" calcext:value-type="float">
            <text:p>79,27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67" calcext:value-type="float">
            <text:p>62,67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4.23" calcext:value-type="float">
            <text:p>74,23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8.14" calcext:value-type="float">
            <text:p>78,14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45" calcext:value-type="float">
            <text:p>64,45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6.84" calcext:value-type="float">
            <text:p>66,8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3.94" calcext:value-type="float">
            <text:p>53,94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52.4" calcext:value-type="float">
            <text:p>52,40</text:p>
          </table:table-cell>
        </table:table-row>
        <table:table-row table:style-name="ro1">
          <table:covered-table-cell table:style-name="ce24"/>
          <table:table-cell table:style-name="ce39" office:value-type="string" calcext:value-type="string">
            <text:p>L</text:p>
          </table:table-cell>
          <table:table-cell table:style-name="ce42" office:value-type="float" office:value="65.17" calcext:value-type="float">
            <text:p>65,17</text:p>
          </table:table-cell>
          <table:table-cell table:style-name="ce44"/>
          <table:table-cell table:style-name="ce42"/>
          <table:table-cell table:style-name="ce39" office:value-type="string" calcext:value-type="string">
            <text:p>L</text:p>
          </table:table-cell>
          <table:table-cell table:style-name="ce42" office:value-type="float" office:value="67.18" calcext:value-type="float">
            <text:p>67,18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29" calcext:value-type="float">
            <text:p>65,29</text:p>
          </table:table-cell>
          <table:table-cell table:style-name="ce44" office:value-type="string" calcext:value-type="string">
            <text:p>XL</text:p>
          </table:table-cell>
          <table:table-cell table:style-name="ce42" office:value-type="float" office:value="73.06" calcext:value-type="float">
            <text:p>73,06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7.15" calcext:value-type="float">
            <text:p>67,15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7.79" calcext:value-type="float">
            <text:p>67,79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29" calcext:value-type="float">
            <text:p>60,2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46" calcext:value-type="float">
            <text:p>64,46</text:p>
          </table:table-cell>
          <table:table-cell table:style-name="ce44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9" calcext:value-type="float">
            <text:p>59,0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1" calcext:value-type="float">
            <text:p>63,1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5.24" calcext:value-type="float">
            <text:p>55,24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6.91" calcext:value-type="float">
            <text:p>66,91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63" calcext:value-type="float">
            <text:p>58,63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29" calcext:value-type="float">
            <text:p>63,29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5" calcext:value-type="float">
            <text:p>55,0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11" calcext:value-type="float">
            <text:p>62,11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5" calcext:value-type="float">
            <text:p>62,5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38" calcext:value-type="float">
            <text:p>64,38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5" calcext:value-type="float">
            <text:p>56,5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7.66" calcext:value-type="float">
            <text:p>67,66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35" calcext:value-type="float">
            <text:p>65,35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21" calcext:value-type="float">
            <text:p>58,21</text:p>
          </table:table-cell>
          <table:table-cell table:style-name="ce44" office:value-type="string" calcext:value-type="string">
            <text:p>XL</text:p>
          </table:table-cell>
          <table:table-cell table:style-name="ce42" office:value-type="float" office:value="78.84" calcext:value-type="float">
            <text:p>78,84</text:p>
          </table:table-cell>
          <table:table-cell table:style-name="ce44" office:value-type="string" calcext:value-type="string">
            <text:p>XL</text:p>
          </table:table-cell>
          <table:table-cell table:style-name="ce42" office:value-type="float" office:value="72.1" calcext:value-type="float">
            <text:p>72,1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12" calcext:value-type="float">
            <text:p>64,1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2.73" calcext:value-type="float">
            <text:p>52,73</text:p>
          </table:table-cell>
          <table:table-cell table:style-name="ce39" office:value-type="string" calcext:value-type="string">
            <text:p>M</text:p>
          </table:table-cell>
          <table:table-cell table:style-name="ce44" office:value-type="float" office:value="57.64" calcext:value-type="float">
            <text:p>57,6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16" calcext:value-type="float">
            <text:p>58,16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6.3" calcext:value-type="float">
            <text:p>66,3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07" calcext:value-type="float">
            <text:p>60,07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42" calcext:value-type="float">
            <text:p>59,42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87" calcext:value-type="float">
            <text:p>65,87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8.26" calcext:value-type="float">
            <text:p>68,26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59" calcext:value-type="float">
            <text:p>60,59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3" calcext:value-type="float">
            <text:p>73,30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55" calcext:value-type="float">
            <text:p>73,55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2.1" calcext:value-type="float">
            <text:p>62,1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76" calcext:value-type="float">
            <text:p>56,76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4.37" calcext:value-type="float">
            <text:p>54,37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.42" calcext:value-type="float">
            <text:p>57,4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29" calcext:value-type="float">
            <text:p>59,29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11" calcext:value-type="float">
            <text:p>60,11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51.11" calcext:value-type="float">
            <text:p>51,11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76" calcext:value-type="float">
            <text:p>63,76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.68" calcext:value-type="float">
            <text:p>57,68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56" calcext:value-type="float">
            <text:p>60,56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91" calcext:value-type="float">
            <text:p>58,91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6" calcext:value-type="float">
            <text:p>56,6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5.78" calcext:value-type="float">
            <text:p>55,78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58" calcext:value-type="float">
            <text:p>60,58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2.78" calcext:value-type="float">
            <text:p>72,78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" calcext:value-type="float">
            <text:p>73,0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07" calcext:value-type="float">
            <text:p>61,07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3.95" calcext:value-type="float">
            <text:p>73,95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4.29" calcext:value-type="float">
            <text:p>74,2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9.9" calcext:value-type="float">
            <text:p>69,90</text:p>
          </table:table-cell>
          <table:table-cell table:style-name="ce39" office:value-type="string" calcext:value-type="string">
            <text:p>XL</text:p>
          </table:table-cell>
          <table:table-cell table:style-name="ce42" office:value-type="float" office:value="72.84" calcext:value-type="float">
            <text:p>72,84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8.41" calcext:value-type="float">
            <text:p>68,41</text:p>
          </table:table-cell>
          <table:table-cell table:style-name="ce39"/>
          <table:table-cell table:style-name="ce42"/>
          <table:table-cell table:style-name="ce39" office:value-type="string" calcext:value-type="string">
            <text:p>XL</text:p>
          </table:table-cell>
          <table:table-cell table:style-name="ce42" office:value-type="float" office:value="72.56" calcext:value-type="float">
            <text:p>72,56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42" calcext:value-type="float">
            <text:p>64,42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76" calcext:value-type="float">
            <text:p>65,76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3.78" calcext:value-type="float">
            <text:p>53,78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51.79" calcext:value-type="float">
            <text:p>51,79</text:p>
          </table:table-cell>
        </table:table-row>
        <table:table-row table:style-name="ro1">
          <table:covered-table-cell table:style-name="ce24"/>
          <table:table-cell table:style-name="ce39" office:value-type="string" calcext:value-type="string">
            <text:p>L</text:p>
          </table:table-cell>
          <table:table-cell table:style-name="ce42" office:value-type="float" office:value="67.47" calcext:value-type="float">
            <text:p>67,47</text:p>
          </table:table-cell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39" office:value-type="string" calcext:value-type="string">
            <text:p>L</text:p>
          </table:table-cell>
          <table:table-cell table:style-name="ce42" office:value-type="float" office:value="62.81" calcext:value-type="float">
            <text:p>62,81</text:p>
          </table:table-cell>
          <table:table-cell table:style-name="ce44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9.22" calcext:value-type="float">
            <text:p>59,22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81" calcext:value-type="float">
            <text:p>62,81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59" calcext:value-type="float">
            <text:p>56,5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0.62" calcext:value-type="float">
            <text:p>60,6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29" calcext:value-type="float">
            <text:p>61,2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6" calcext:value-type="float">
            <text:p>64,6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5.35" calcext:value-type="float">
            <text:p>55,35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5" calcext:value-type="float">
            <text:p>65,5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55" calcext:value-type="float">
            <text:p>63,55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94" calcext:value-type="float">
            <text:p>62,9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2.74" calcext:value-type="float">
            <text:p>62,74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8.58" calcext:value-type="float">
            <text:p>58,58</text:p>
          </table:table-cell>
          <table:table-cell table:style-name="ce44"/>
          <table:table-cell table:style-name="ce42"/>
          <table:table-cell table:style-name="ce44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8.94" calcext:value-type="float">
            <text:p>58,94</text:p>
          </table:table-cell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5" calcext:value-type="float">
            <text:p>55,0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59" calcext:value-type="float">
            <text:p>62,59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42" calcext:value-type="float">
            <text:p>58,4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2.29" calcext:value-type="float">
            <text:p>62,29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7" calcext:value-type="float">
            <text:p>57,00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6.56" calcext:value-type="float">
            <text:p>56,56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.08" calcext:value-type="float">
            <text:p>57,08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75" calcext:value-type="float">
            <text:p>60,75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86" calcext:value-type="float">
            <text:p>60,86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84" calcext:value-type="float">
            <text:p>59,84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51.56" calcext:value-type="float">
            <text:p>51,56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39" calcext:value-type="float">
            <text:p>62,39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8.45" calcext:value-type="float">
            <text:p>58,45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4.7" calcext:value-type="float">
            <text:p>54,7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31" calcext:value-type="float">
            <text:p>58,31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2.23" calcext:value-type="float">
            <text:p>62,23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9.77" calcext:value-type="float">
            <text:p>59,77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L</text:p>
          </table:table-cell>
          <table:table-cell table:style-name="ce42" office:value-type="float" office:value="63.72" calcext:value-type="float">
            <text:p>63,72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53" calcext:value-type="float">
            <text:p>63,5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23" calcext:value-type="float">
            <text:p>59,23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50.82" calcext:value-type="float">
            <text:p>50,82</text:p>
          </table:table-cell>
        </table:table-row>
        <table:table-row table:style-name="ro1">
          <table:covered-table-cell table:style-name="ce24"/>
          <table:table-cell table:style-name="ce39" office:value-type="string" calcext:value-type="string">
            <text:p>L</text:p>
          </table:table-cell>
          <table:table-cell table:style-name="ce42" office:value-type="float" office:value="63.81" calcext:value-type="float">
            <text:p>63,81</text:p>
          </table:table-cell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39" office:value-type="string" calcext:value-type="string">
            <text:p>L</text:p>
          </table:table-cell>
          <table:table-cell table:style-name="ce42" office:value-type="float" office:value="64" calcext:value-type="float">
            <text:p>64,00</text:p>
          </table:table-cell>
          <table:table-cell table:style-name="ce44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60.62" calcext:value-type="float">
            <text:p>60,62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72.12" calcext:value-type="float">
            <text:p>72,1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68" calcext:value-type="float">
            <text:p>58,68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47" calcext:value-type="float">
            <text:p>64,47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22" calcext:value-type="float">
            <text:p>59,22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89" calcext:value-type="float">
            <text:p>62,89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.09" calcext:value-type="float">
            <text:p>57,0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6" calcext:value-type="float">
            <text:p>64,6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94" calcext:value-type="float">
            <text:p>65,94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6.89" calcext:value-type="float">
            <text:p>66,89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5.47" calcext:value-type="float">
            <text:p>55,47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9.14" calcext:value-type="float">
            <text:p>59,14</text:p>
          </table:table-cell>
          <table:table-cell table:style-name="ce44"/>
          <table:table-cell table:style-name="ce42"/>
          <table:table-cell table:style-name="ce44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63.05" calcext:value-type="float">
            <text:p>63,05</text:p>
          </table:table-cell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7.12" calcext:value-type="float">
            <text:p>57,12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1.56" calcext:value-type="float">
            <text:p>61,56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09" calcext:value-type="float">
            <text:p>61,09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24" calcext:value-type="float">
            <text:p>56,24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60.95" calcext:value-type="float">
            <text:p>60,95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60.3" calcext:value-type="float">
            <text:p>60,3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3.06" calcext:value-type="float">
            <text:p>53,06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74" calcext:value-type="float">
            <text:p>59,7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81" calcext:value-type="float">
            <text:p>60,81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" calcext:value-type="float">
            <text:p>60,00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49.12" calcext:value-type="float">
            <text:p>49,12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22" calcext:value-type="float">
            <text:p>63,22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8.66" calcext:value-type="float">
            <text:p>58,66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4.44" calcext:value-type="float">
            <text:p>54,4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2.33" calcext:value-type="float">
            <text:p>62,3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2.43" calcext:value-type="float">
            <text:p>52,43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8.38" calcext:value-type="float">
            <text:p>58,38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L</text:p>
          </table:table-cell>
          <table:table-cell table:style-name="ce42" office:value-type="float" office:value="65.9" calcext:value-type="float">
            <text:p>65,9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6.3" calcext:value-type="float">
            <text:p>66,3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3.15" calcext:value-type="float">
            <text:p>53,15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50.63" calcext:value-type="float">
            <text:p>50,63</text:p>
          </table:table-cell>
        </table:table-row>
        <table:table-row table:style-name="ro1">
          <table:covered-table-cell table:style-name="ce24"/>
          <table:table-cell table:style-name="ce39" office:value-type="string" calcext:value-type="string">
            <text:p>L</text:p>
          </table:table-cell>
          <table:table-cell table:style-name="ce42" office:value-type="float" office:value="63.68" calcext:value-type="float">
            <text:p>63,68</text:p>
          </table:table-cell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39" office:value-type="string" calcext:value-type="string">
            <text:p>L</text:p>
          </table:table-cell>
          <table:table-cell table:style-name="ce42" office:value-type="float" office:value="64.32" calcext:value-type="float">
            <text:p>64,32</text:p>
          </table:table-cell>
          <table:table-cell table:style-name="ce44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9.66" calcext:value-type="float">
            <text:p>59,66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2" calcext:value-type="float">
            <text:p>62,2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95" calcext:value-type="float">
            <text:p>59,95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1.35" calcext:value-type="float">
            <text:p>61,35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.41" calcext:value-type="float">
            <text:p>57,41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83" calcext:value-type="float">
            <text:p>63,8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56" calcext:value-type="float">
            <text:p>60,56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3.29" calcext:value-type="float">
            <text:p>63,2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7.69" calcext:value-type="float">
            <text:p>67,6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49" calcext:value-type="float">
            <text:p>62,49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5" calcext:value-type="float">
            <text:p>55,00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5.75" calcext:value-type="float">
            <text:p>55,75</text:p>
          </table:table-cell>
          <table:table-cell table:style-name="ce44"/>
          <table:table-cell table:style-name="ce42"/>
          <table:table-cell table:style-name="ce44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4.68" calcext:value-type="float">
            <text:p>54,68</text:p>
          </table:table-cell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6.71" calcext:value-type="float">
            <text:p>56,71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04" calcext:value-type="float">
            <text:p>65,0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6.14" calcext:value-type="float">
            <text:p>56,1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47" calcext:value-type="float">
            <text:p>59,47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61.14" calcext:value-type="float">
            <text:p>61,14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6.05" calcext:value-type="float">
            <text:p>56,05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4.19" calcext:value-type="float">
            <text:p>54,19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41" calcext:value-type="float">
            <text:p>60,41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78" calcext:value-type="float">
            <text:p>58,78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18" calcext:value-type="float">
            <text:p>59,18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49.15" calcext:value-type="float">
            <text:p>49,15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1.45" calcext:value-type="float">
            <text:p>61,45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9.97" calcext:value-type="float">
            <text:p>59,97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.27" calcext:value-type="float">
            <text:p>57,27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72" calcext:value-type="float">
            <text:p>61,7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19" calcext:value-type="float">
            <text:p>58,19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9.36" calcext:value-type="float">
            <text:p>59,36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L</text:p>
          </table:table-cell>
          <table:table-cell table:style-name="ce42" office:value-type="float" office:value="62.69" calcext:value-type="float">
            <text:p>62,69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6.97" calcext:value-type="float">
            <text:p>66,97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7.11" calcext:value-type="float">
            <text:p>57,11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50.9" calcext:value-type="float">
            <text:p>50,90</text:p>
          </table:table-cell>
        </table:table-row>
        <table:table-row table:style-name="ro1">
          <table:covered-table-cell table:style-name="ce24"/>
          <table:table-cell table:style-name="ce39" office:value-type="string" calcext:value-type="string">
            <text:p>L</text:p>
          </table:table-cell>
          <table:table-cell table:style-name="ce42" office:value-type="float" office:value="63.51" calcext:value-type="float">
            <text:p>63,51</text:p>
          </table:table-cell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39" office:value-type="string" calcext:value-type="string">
            <text:p>L</text:p>
          </table:table-cell>
          <table:table-cell table:style-name="ce42" office:value-type="float" office:value="66.96" calcext:value-type="float">
            <text:p>66,96</text:p>
          </table:table-cell>
          <table:table-cell table:style-name="ce44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7.54" calcext:value-type="float">
            <text:p>57,54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4.28" calcext:value-type="float">
            <text:p>64,28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2.86" calcext:value-type="float">
            <text:p>52,86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15" calcext:value-type="float">
            <text:p>62,15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57" calcext:value-type="float">
            <text:p>59,57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1.88" calcext:value-type="float">
            <text:p>61,88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46" calcext:value-type="float">
            <text:p>59,46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59.48" calcext:value-type="float">
            <text:p>59,48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5.5" calcext:value-type="float">
            <text:p>65,50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2.42" calcext:value-type="float">
            <text:p>62,42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78" calcext:value-type="float">
            <text:p>60,78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9.79" calcext:value-type="float">
            <text:p>59,79</text:p>
          </table:table-cell>
          <table:table-cell table:style-name="ce44"/>
          <table:table-cell table:style-name="ce42"/>
          <table:table-cell table:style-name="ce44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60.82" calcext:value-type="float">
            <text:p>60,82</text:p>
          </table:table-cell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5.51" calcext:value-type="float">
            <text:p>55,51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6.58" calcext:value-type="float">
            <text:p>66,58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24" calcext:value-type="float">
            <text:p>58,2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1.58" calcext:value-type="float">
            <text:p>61,58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5.85" calcext:value-type="float">
            <text:p>55,85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8.61" calcext:value-type="float">
            <text:p>58,61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2" calcext:value-type="float">
            <text:p>52,0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84" calcext:value-type="float">
            <text:p>58,84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8.6" calcext:value-type="float">
            <text:p>58,6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3" calcext:value-type="float">
            <text:p>53,00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50.83" calcext:value-type="float">
            <text:p>50,83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8.81" calcext:value-type="float">
            <text:p>68,81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62.13" calcext:value-type="float">
            <text:p>62,1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3" calcext:value-type="float">
            <text:p>53,0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60.03" calcext:value-type="float">
            <text:p>60,03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9.9" calcext:value-type="float">
            <text:p>59,90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M</text:p>
          </table:table-cell>
          <table:table-cell table:style-name="ce42" office:value-type="float" office:value="59.46" calcext:value-type="float">
            <text:p>59,46</text:p>
          </table:table-cell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2"/>
          <table:table-cell table:style-name="ce39" office:value-type="string" calcext:value-type="string">
            <text:p>L</text:p>
          </table:table-cell>
          <table:table-cell table:style-name="ce42" office:value-type="float" office:value="61.58" calcext:value-type="float">
            <text:p>61,58</text:p>
          </table:table-cell>
          <table:table-cell table:style-name="ce39" office:value-type="string" calcext:value-type="string">
            <text:p>L</text:p>
          </table:table-cell>
          <table:table-cell table:style-name="ce42" office:value-type="float" office:value="66.6" calcext:value-type="float">
            <text:p>66,60</text:p>
          </table:table-cell>
          <table:table-cell table:style-name="ce39" office:value-type="string" calcext:value-type="string">
            <text:p>M</text:p>
          </table:table-cell>
          <table:table-cell table:style-name="ce42" office:value-type="float" office:value="53.5" calcext:value-type="float">
            <text:p>53,50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float" office:value="52.46" calcext:value-type="float">
            <text:p>52,46</text:p>
          </table:table-cell>
        </table:table-row>
        <table:table-row table:style-name="ro1">
          <table:table-cell table:style-name="ce29" office:value-type="string" calcext:value-type="string">
            <text:p>Mittelwert</text:p>
          </table:table-cell>
          <table:table-cell table:style-name="ce39"/>
          <table:table-cell table:style-name="ce42" table:formula="of:=AVERAGE([.C3:.C12])" office:value-type="float" office:value="65.307" calcext:value-type="float">
            <text:p>65,31</text:p>
          </table:table-cell>
          <table:table-cell table:style-name="ce44"/>
          <table:table-cell table:style-name="ce42" table:formula="of:=AVERAGE([.E3:.E12])" office:value-type="float" office:value="63.855" calcext:value-type="float">
            <text:p>63,86</text:p>
          </table:table-cell>
          <table:table-cell table:style-name="ce44"/>
          <table:table-cell table:style-name="ce42" table:formula="of:=AVERAGE([.G3:.G12])" office:value-type="float" office:value="66.6366666666667" calcext:value-type="float">
            <text:p>66,64</text:p>
          </table:table-cell>
          <table:table-cell table:style-name="ce44"/>
          <table:table-cell table:style-name="ce42" table:formula="of:=AVERAGE([.I3:.I12])" office:value-type="float" office:value="65.7466666666667" calcext:value-type="float">
            <text:p>65,75</text:p>
          </table:table-cell>
          <table:table-cell table:style-name="ce44"/>
          <table:table-cell table:style-name="ce42" table:formula="of:=AVERAGE([.K3:.K12])" office:value-type="float" office:value="75.34" calcext:value-type="float">
            <text:p>75,34</text:p>
          </table:table-cell>
          <table:table-cell table:style-name="ce44"/>
          <table:table-cell table:style-name="ce42" table:formula="of:=AVERAGE([.M3:.M12])" office:value-type="float" office:value="66.8583333333333" calcext:value-type="float">
            <text:p>66,86</text:p>
          </table:table-cell>
          <table:table-cell table:style-name="ce44"/>
          <table:table-cell table:style-name="ce42" table:formula="of:=AVERAGE([.O3:.O12])" office:value-type="float" office:value="66.6883333333333" calcext:value-type="float">
            <text:p>66,69</text:p>
          </table:table-cell>
          <table:table-cell table:style-name="ce44"/>
          <table:table-cell table:style-name="ce42" table:formula="of:=AVERAGE([.Q3:.Q12])" office:value-type="float" office:value="57.4833333333333" calcext:value-type="float">
            <text:p>57,48</text:p>
          </table:table-cell>
          <table:table-cell table:style-name="ce44"/>
          <table:table-cell table:style-name="ce42" table:formula="of:=AVERAGE([.S3:.S12])" office:value-type="float" office:value="64.887" calcext:value-type="float">
            <text:p>64,89</text:p>
          </table:table-cell>
          <table:table-cell table:style-name="ce44"/>
          <table:table-cell table:style-name="ce42" table:formula="of:=AVERAGE([.U3:.U12])" office:value-type="float" office:value="76.824" calcext:value-type="float">
            <text:p>76,82</text:p>
          </table:table-cell>
          <table:table-cell table:style-name="ce44"/>
          <table:table-cell table:style-name="ce42" table:formula="of:=AVERAGE([.W3:.W12])" office:value-type="float" office:value="59.224" calcext:value-type="float">
            <text:p>59,22</text:p>
          </table:table-cell>
          <table:table-cell table:style-name="ce44"/>
          <table:table-cell table:style-name="ce42" table:formula="of:=AVERAGE([.Y3:.Y12])" office:value-type="float" office:value="64.858" calcext:value-type="float">
            <text:p>64,86</text:p>
          </table:table-cell>
          <table:table-cell table:style-name="ce44"/>
          <table:table-cell table:style-name="ce42" table:formula="of:=AVERAGE([.AA3:.AA12])" office:value-type="float" office:value="57.527" calcext:value-type="float">
            <text:p>57,53</text:p>
          </table:table-cell>
          <table:table-cell table:style-name="ce44"/>
          <table:table-cell table:style-name="ce42" table:formula="of:=AVERAGE([.AC3:.AC12])" office:value-type="float" office:value="63.904" calcext:value-type="float">
            <text:p>63,90</text:p>
          </table:table-cell>
          <table:table-cell table:style-name="ce44"/>
          <table:table-cell table:style-name="ce42" table:formula="of:=AVERAGE([.AE3:.AE12])" office:value-type="float" office:value="60.061" calcext:value-type="float">
            <text:p>60,06</text:p>
          </table:table-cell>
          <table:table-cell table:style-name="ce44"/>
          <table:table-cell table:style-name="ce42" table:formula="of:=AVERAGE([.AG3:.AG12])" office:value-type="float" office:value="63.706" calcext:value-type="float">
            <text:p>63,71</text:p>
          </table:table-cell>
          <table:table-cell table:style-name="ce44"/>
          <table:table-cell table:style-name="ce42" table:formula="of:=AVERAGE([.AI3:.AI12])" office:value-type="float" office:value="57.388" calcext:value-type="float">
            <text:p>57,39</text:p>
          </table:table-cell>
          <table:table-cell table:style-name="ce44"/>
          <table:table-cell table:style-name="ce42" table:formula="of:=AVERAGE([.AK3:.AK12])" office:value-type="float" office:value="62.637" calcext:value-type="float">
            <text:p>62,64</text:p>
          </table:table-cell>
          <table:table-cell table:style-name="ce44"/>
          <table:table-cell table:style-name="ce42" table:formula="of:=AVERAGE([.AM3:.AM12])" office:value-type="float" office:value="64.301" calcext:value-type="float">
            <text:p>64,30</text:p>
          </table:table-cell>
          <table:table-cell table:style-name="ce44"/>
          <table:table-cell table:style-name="ce42" table:formula="of:=AVERAGE([.AO3:.AO12])" office:value-type="float" office:value="63.315" calcext:value-type="float">
            <text:p>63,32</text:p>
          </table:table-cell>
          <table:table-cell table:style-name="ce44"/>
          <table:table-cell table:style-name="ce42" table:formula="of:=AVERAGE([.AQ3:.AQ12])" office:value-type="float" office:value="58.207" calcext:value-type="float">
            <text:p>58,21</text:p>
          </table:table-cell>
          <table:table-cell table:style-name="ce44"/>
          <table:table-cell table:style-name="ce42" table:formula="of:=AVERAGE([.AS3:.AS12])" office:value-type="float" office:value="64.1166666666667" calcext:value-type="float">
            <text:p>64,12</text:p>
          </table:table-cell>
          <table:table-cell table:style-name="ce44"/>
          <table:table-cell table:style-name="ce42" table:formula="of:=AVERAGE([.AU3:.AU12])" office:value-type="float" office:value="64.1366666666667" calcext:value-type="float">
            <text:p>64,14</text:p>
          </table:table-cell>
          <table:table-cell table:style-name="ce44"/>
          <table:table-cell table:style-name="ce42" table:formula="of:=AVERAGE([.AW3:.AW12])" office:value-type="float" office:value="57.898" calcext:value-type="float">
            <text:p>57,90</text:p>
          </table:table-cell>
          <table:table-cell table:style-name="ce44"/>
          <table:table-cell table:style-name="ce42" table:formula="of:=AVERAGE([.AY3:.AY12])" office:value-type="float" office:value="75.9516666666667" calcext:value-type="float">
            <text:p>75,95</text:p>
          </table:table-cell>
          <table:table-cell table:style-name="ce44"/>
          <table:table-cell table:style-name="ce42" table:formula="of:=AVERAGE([.BA3:.BA12])" office:value-type="float" office:value="75.6266666666667" calcext:value-type="float">
            <text:p>75,63</text:p>
          </table:table-cell>
          <table:table-cell table:style-name="ce44"/>
          <table:table-cell table:style-name="ce42" table:formula="of:=AVERAGE([.BC3:.BC12])" office:value-type="float" office:value="63.56" calcext:value-type="float">
            <text:p>63,56</text:p>
          </table:table-cell>
          <table:table-cell table:style-name="ce44"/>
          <table:table-cell table:style-name="ce42" table:formula="of:=AVERAGE([.BE3:.BE12])" office:value-type="float" office:value="57.757" calcext:value-type="float">
            <text:p>57,76</text:p>
          </table:table-cell>
          <table:table-cell table:style-name="ce44"/>
          <table:table-cell table:style-name="ce42" table:formula="of:=AVERAGE([.BG3:.BG12])" office:value-type="float" office:value="55.175" calcext:value-type="float">
            <text:p>55,18</text:p>
          </table:table-cell>
          <table:table-cell table:style-name="ce44"/>
          <table:table-cell table:style-name="ce42" table:formula="of:=AVERAGE([.BI3:.BI12])" office:value-type="float" office:value="55.205" calcext:value-type="float">
            <text:p>55,21</text:p>
          </table:table-cell>
          <table:table-cell table:style-name="ce44"/>
          <table:table-cell table:style-name="ce42" table:formula="of:=AVERAGE([.BK3:.BK12])" office:value-type="float" office:value="64.853" calcext:value-type="float">
            <text:p>64,85</text:p>
          </table:table-cell>
          <table:table-cell table:style-name="ce44"/>
          <table:table-cell table:style-name="ce42" table:formula="of:=AVERAGE([.BM3:.BM12])" office:value-type="float" office:value="58.166" calcext:value-type="float">
            <text:p>58,17</text:p>
          </table:table-cell>
          <table:table-cell table:style-name="ce44"/>
          <table:table-cell table:style-name="ce42" table:formula="of:=AVERAGE([.BO3:.BO12])" office:value-type="float" office:value="57.767" calcext:value-type="float">
            <text:p>57,77</text:p>
          </table:table-cell>
          <table:table-cell table:style-name="ce44"/>
          <table:table-cell table:style-name="ce42" table:formula="of:=AVERAGE([.BQ3:.BQ12])" office:value-type="float" office:value="66.5033333333333" calcext:value-type="float">
            <text:p>66,50</text:p>
          </table:table-cell>
          <table:table-cell table:style-name="ce44"/>
          <table:table-cell table:style-name="ce42" table:formula="of:=AVERAGE([.BS3:.BS12])" office:value-type="float" office:value="65.1966666666667" calcext:value-type="float">
            <text:p>65,20</text:p>
          </table:table-cell>
          <table:table-cell table:style-name="ce44"/>
          <table:table-cell table:style-name="ce42" table:formula="of:=AVERAGE([.BU3:.BU12])" office:value-type="float" office:value="59.971" calcext:value-type="float">
            <text:p>59,97</text:p>
          </table:table-cell>
          <table:table-cell table:style-name="ce44"/>
          <table:table-cell table:style-name="ce42" table:formula="of:=AVERAGE([.BW3:.BW12])" office:value-type="float" office:value="76.09" calcext:value-type="float">
            <text:p>76,09</text:p>
          </table:table-cell>
          <table:table-cell table:style-name="ce44"/>
          <table:table-cell table:style-name="ce42" table:formula="of:=AVERAGE([.BY3:.BY12])" office:value-type="float" office:value="79.2233333333333" calcext:value-type="float">
            <text:p>79,22</text:p>
          </table:table-cell>
          <table:table-cell table:style-name="ce44"/>
          <table:table-cell table:style-name="ce42" table:formula="of:=AVERAGE([.CA3:.CA12])" office:value-type="float" office:value="59.74" calcext:value-type="float">
            <text:p>59,74</text:p>
          </table:table-cell>
          <table:table-cell table:style-name="ce44"/>
          <table:table-cell table:style-name="ce42" table:formula="of:=AVERAGE([.CC3:.CC12])" office:value-type="float" office:value="58.153" calcext:value-type="float">
            <text:p>58,15</text:p>
          </table:table-cell>
          <table:table-cell table:style-name="ce44"/>
          <table:table-cell table:style-name="ce42" table:formula="of:=AVERAGE([.CE3:.CE12])" office:value-type="float" office:value="54.854" calcext:value-type="float">
            <text:p>54,85</text:p>
          </table:table-cell>
          <table:table-cell table:style-name="ce44"/>
          <table:table-cell table:style-name="ce42" table:formula="of:=AVERAGE([.CG3:.CG12])" office:value-type="float" office:value="59.323" calcext:value-type="float">
            <text:p>59,32</text:p>
          </table:table-cell>
          <table:table-cell table:style-name="ce44"/>
          <table:table-cell table:style-name="ce42" table:formula="of:=AVERAGE([.CI3:.CI12])" office:value-type="float" office:value="59.028" calcext:value-type="float">
            <text:p>59,03</text:p>
          </table:table-cell>
          <table:table-cell table:style-name="ce44"/>
          <table:table-cell table:style-name="ce42" table:formula="of:=AVERAGE([.CK3:.CK12])" office:value-type="float" office:value="58.4" calcext:value-type="float">
            <text:p>58,40</text:p>
          </table:table-cell>
          <table:table-cell table:style-name="ce44"/>
          <table:table-cell table:style-name="ce42" table:formula="of:=AVERAGE([.CM3:.CM12])" office:value-type="float" office:value="50.762" calcext:value-type="float">
            <text:p>50,76</text:p>
          </table:table-cell>
          <table:table-cell table:style-name="ce44"/>
          <table:table-cell table:style-name="ce42" table:formula="of:=AVERAGE([.CO3:.CO12])" office:value-type="float" office:value="64.598" calcext:value-type="float">
            <text:p>64,60</text:p>
          </table:table-cell>
          <table:table-cell table:style-name="ce44"/>
          <table:table-cell table:style-name="ce42" table:formula="of:=AVERAGE([.CQ3:.CQ12])" office:value-type="float" office:value="58.2766666666667" calcext:value-type="float">
            <text:p>58,28</text:p>
          </table:table-cell>
          <table:table-cell table:style-name="ce44"/>
          <table:table-cell table:style-name="ce42" table:formula="of:=AVERAGE([.CS3:.CS12])" office:value-type="float" office:value="58.825" calcext:value-type="float">
            <text:p>58,83</text:p>
          </table:table-cell>
          <table:table-cell table:style-name="ce44"/>
          <table:table-cell table:style-name="ce42" table:formula="of:=AVERAGE([.CU3:.CU12])" office:value-type="float" office:value="58.946" calcext:value-type="float">
            <text:p>58,95</text:p>
          </table:table-cell>
          <table:table-cell table:style-name="ce44"/>
          <table:table-cell table:style-name="ce42" table:formula="of:=AVERAGE([.CW3:.CW12])" office:value-type="float" office:value="56.505" calcext:value-type="float">
            <text:p>56,51</text:p>
          </table:table-cell>
          <table:table-cell table:style-name="ce44"/>
          <table:table-cell table:style-name="ce42" table:formula="of:=AVERAGE([.CY3:.CY12])" office:value-type="float" office:value="59.724" calcext:value-type="float">
            <text:p>59,72</text:p>
          </table:table-cell>
          <table:table-cell table:style-name="ce44"/>
          <table:table-cell table:style-name="ce42" table:formula="of:=AVERAGE([.DA3:.DA12])" office:value-type="float" office:value="59.32" calcext:value-type="float">
            <text:p>59,32</text:p>
          </table:table-cell>
          <table:table-cell table:style-name="ce44"/>
          <table:table-cell table:style-name="ce42" table:formula="of:=AVERAGE([.DC3:.DC12])" office:value-type="float" office:value="74.3766666666667" calcext:value-type="float">
            <text:p>74,38</text:p>
          </table:table-cell>
          <table:table-cell table:style-name="ce44"/>
          <table:table-cell table:style-name="ce42" table:formula="of:=AVERAGE([.DE3:.DE12])" office:value-type="float" office:value="73.9766666666667" calcext:value-type="float">
            <text:p>73,98</text:p>
          </table:table-cell>
          <table:table-cell table:style-name="ce44"/>
          <table:table-cell table:style-name="ce42" table:formula="of:=AVERAGE([.DG3:.DG12])" office:value-type="float" office:value="59.922" calcext:value-type="float">
            <text:p>59,92</text:p>
          </table:table-cell>
          <table:table-cell table:style-name="ce44"/>
          <table:table-cell table:style-name="ce42" table:formula="of:=AVERAGE([.DI3:.DI12])" office:value-type="float" office:value="74.38" calcext:value-type="float">
            <text:p>74,38</text:p>
          </table:table-cell>
          <table:table-cell table:style-name="ce44"/>
          <table:table-cell table:style-name="ce42" table:formula="of:=AVERAGE([.DK3:.DK12])" office:value-type="float" office:value="74.43" calcext:value-type="float">
            <text:p>74,43</text:p>
          </table:table-cell>
          <table:table-cell table:style-name="ce44"/>
          <table:table-cell table:style-name="ce42" table:formula="of:=AVERAGE([.DM3:.DM12])" office:value-type="float" office:value="66.5433333333333" calcext:value-type="float">
            <text:p>66,54</text:p>
          </table:table-cell>
          <table:table-cell table:style-name="ce44"/>
          <table:table-cell table:style-name="ce42" table:formula="of:=AVERAGE([.DO3:.DO12])" office:value-type="float" office:value="76.5333333333333" calcext:value-type="float">
            <text:p>76,53</text:p>
          </table:table-cell>
          <table:table-cell table:style-name="ce44"/>
          <table:table-cell table:style-name="ce42" table:formula="of:=AVERAGE([.DQ3:.DQ12])" office:value-type="float" office:value="66.07" calcext:value-type="float">
            <text:p>66,07</text:p>
          </table:table-cell>
          <table:table-cell table:style-name="ce44"/>
          <table:table-cell table:style-name="ce42" table:formula="of:=AVERAGE([.DS3:.DS12])" office:value-type="float" office:value="73.9" calcext:value-type="float">
            <text:p>73,90</text:p>
          </table:table-cell>
          <table:table-cell table:style-name="ce44"/>
          <table:table-cell table:style-name="ce42" table:formula="of:=AVERAGE([.DU3:.DU12])" office:value-type="float" office:value="74.7916666666667" calcext:value-type="float">
            <text:p>74,79</text:p>
          </table:table-cell>
          <table:table-cell table:style-name="ce44"/>
          <table:table-cell table:style-name="ce42" table:formula="of:=AVERAGE([.DW3:.DW12])" office:value-type="float" office:value="64.131" calcext:value-type="float">
            <text:p>64,13</text:p>
          </table:table-cell>
          <table:table-cell table:style-name="ce44"/>
          <table:table-cell table:style-name="ce42" table:formula="of:=AVERAGE([.DY3:.DY12])" office:value-type="float" office:value="66.81" calcext:value-type="float">
            <text:p>66,81</text:p>
          </table:table-cell>
          <table:table-cell table:style-name="ce44"/>
          <table:table-cell table:style-name="ce42" table:formula="of:=AVERAGE([.EA3:.EA12])" office:value-type="float" office:value="55.14" calcext:value-type="float">
            <text:p>55,14</text:p>
          </table:table-cell>
          <table:table-cell table:style-name="ce44"/>
          <table:table-cell table:style-name="ce42" table:formula="of:=AVERAGE([.EC3:.EC12])" office:value-type="float" office:value="50.709" calcext:value-type="float">
            <text:p>50,71</text:p>
          </table:table-cell>
        </table:table-row>
        <table:table-row table:style-name="ro1">
          <table:table-cell table:style-name="ce29" office:value-type="string" calcext:value-type="string">
            <text:p>StdAbw</text:p>
          </table:table-cell>
          <table:table-cell table:style-name="ce39"/>
          <table:table-cell table:style-name="ce42" table:formula="of:=STDEV([.C3:.C12])" office:value-type="float" office:value="1.703349967303" calcext:value-type="float">
            <text:p>1,70</text:p>
          </table:table-cell>
          <table:table-cell table:style-name="ce44"/>
          <table:table-cell table:style-name="ce42" table:formula="of:=STDEV([.E3:.E12])" office:value-type="float" office:value="1.35057395206631" calcext:value-type="float">
            <text:p>1,35</text:p>
          </table:table-cell>
          <table:table-cell table:style-name="ce44"/>
          <table:table-cell table:style-name="ce42" table:formula="of:=STDEV([.G3:.G12])" office:value-type="float" office:value="0.90462515257242" calcext:value-type="float">
            <text:p>0,90</text:p>
          </table:table-cell>
          <table:table-cell table:style-name="ce44"/>
          <table:table-cell table:style-name="ce42" table:formula="of:=STDEV([.I3:.I12])" office:value-type="float" office:value="1.44620422716388" calcext:value-type="float">
            <text:p>1,45</text:p>
          </table:table-cell>
          <table:table-cell table:style-name="ce44"/>
          <table:table-cell table:style-name="ce42" table:formula="of:=STDEV([.K3:.K12])" office:value-type="float" office:value="1.99840936747204" calcext:value-type="float">
            <text:p>2,00</text:p>
          </table:table-cell>
          <table:table-cell table:style-name="ce44"/>
          <table:table-cell table:style-name="ce42" table:formula="of:=STDEV([.M3:.M12])" office:value-type="float" office:value="1.48580505675094" calcext:value-type="float">
            <text:p>1,49</text:p>
          </table:table-cell>
          <table:table-cell table:style-name="ce44"/>
          <table:table-cell table:style-name="ce42" table:formula="of:=STDEV([.O3:.O12])" office:value-type="float" office:value="1.44248974577522" calcext:value-type="float">
            <text:p>1,44</text:p>
          </table:table-cell>
          <table:table-cell table:style-name="ce44"/>
          <table:table-cell table:style-name="ce42" table:formula="of:=STDEV([.Q3:.Q12])" office:value-type="float" office:value="3.55645141491722" calcext:value-type="float">
            <text:p>3,56</text:p>
          </table:table-cell>
          <table:table-cell table:style-name="ce44"/>
          <table:table-cell table:style-name="ce42" table:formula="of:=STDEV([.S3:.S12])" office:value-type="float" office:value="1.78852546342883" calcext:value-type="float">
            <text:p>1,79</text:p>
          </table:table-cell>
          <table:table-cell table:style-name="ce44"/>
          <table:table-cell table:style-name="ce42" table:formula="of:=STDEV([.U3:.U12])" office:value-type="float" office:value="3.89415330977094" calcext:value-type="float">
            <text:p>3,89</text:p>
          </table:table-cell>
          <table:table-cell table:style-name="ce44"/>
          <table:table-cell table:style-name="ce42" table:formula="of:=STDEV([.W3:.W12])" office:value-type="float" office:value="1.49727307685227" calcext:value-type="float">
            <text:p>1,50</text:p>
          </table:table-cell>
          <table:table-cell table:style-name="ce44"/>
          <table:table-cell table:style-name="ce42" table:formula="of:=STDEV([.Y3:.Y12])" office:value-type="float" office:value="3.41281506482063" calcext:value-type="float">
            <text:p>3,41</text:p>
          </table:table-cell>
          <table:table-cell table:style-name="ce44"/>
          <table:table-cell table:style-name="ce42" table:formula="of:=STDEV([.AA3:.AA12])" office:value-type="float" office:value="3.24605076293572" calcext:value-type="float">
            <text:p>3,25</text:p>
          </table:table-cell>
          <table:table-cell table:style-name="ce44"/>
          <table:table-cell table:style-name="ce42" table:formula="of:=STDEV([.AC3:.AC12])" office:value-type="float" office:value="2.3543538863608" calcext:value-type="float">
            <text:p>2,35</text:p>
          </table:table-cell>
          <table:table-cell table:style-name="ce44"/>
          <table:table-cell table:style-name="ce42" table:formula="of:=STDEV([.AE3:.AE12])" office:value-type="float" office:value="2.44856624714682" calcext:value-type="float">
            <text:p>2,45</text:p>
          </table:table-cell>
          <table:table-cell table:style-name="ce44"/>
          <table:table-cell table:style-name="ce42" table:formula="of:=STDEV([.AG3:.AG12])" office:value-type="float" office:value="1.22933767172047" calcext:value-type="float">
            <text:p>1,23</text:p>
          </table:table-cell>
          <table:table-cell table:style-name="ce44"/>
          <table:table-cell table:style-name="ce42" table:formula="of:=STDEV([.AI3:.AI12])" office:value-type="float" office:value="2.6330202345511" calcext:value-type="float">
            <text:p>2,63</text:p>
          </table:table-cell>
          <table:table-cell table:style-name="ce44"/>
          <table:table-cell table:style-name="ce42" table:formula="of:=STDEV([.AK3:.AK12])" office:value-type="float" office:value="2.54406957452032" calcext:value-type="float">
            <text:p>2,54</text:p>
          </table:table-cell>
          <table:table-cell table:style-name="ce44"/>
          <table:table-cell table:style-name="ce42" table:formula="of:=STDEV([.AM3:.AM12])" office:value-type="float" office:value="1.94311005006579" calcext:value-type="float">
            <text:p>1,94</text:p>
          </table:table-cell>
          <table:table-cell table:style-name="ce44"/>
          <table:table-cell table:style-name="ce42" table:formula="of:=STDEV([.AO3:.AO12])" office:value-type="float" office:value="1.96779769737079" calcext:value-type="float">
            <text:p>1,97</text:p>
          </table:table-cell>
          <table:table-cell table:style-name="ce44"/>
          <table:table-cell table:style-name="ce42" table:formula="of:=STDEV([.AQ3:.AQ12])" office:value-type="float" office:value="2.64467200234736" calcext:value-type="float">
            <text:p>2,64</text:p>
          </table:table-cell>
          <table:table-cell table:style-name="ce44"/>
          <table:table-cell table:style-name="ce42" table:formula="of:=STDEV([.AS3:.AS12])" office:value-type="float" office:value="2.21993393295086" calcext:value-type="float">
            <text:p>2,22</text:p>
          </table:table-cell>
          <table:table-cell table:style-name="ce44"/>
          <table:table-cell table:style-name="ce42" table:formula="of:=STDEV([.AU3:.AU12])" office:value-type="float" office:value="1.73800652089302" calcext:value-type="float">
            <text:p>1,74</text:p>
          </table:table-cell>
          <table:table-cell table:style-name="ce44"/>
          <table:table-cell table:style-name="ce42" table:formula="of:=STDEV([.AW3:.AW12])" office:value-type="float" office:value="1.92006249898278" calcext:value-type="float">
            <text:p>1,92</text:p>
          </table:table-cell>
          <table:table-cell table:style-name="ce44"/>
          <table:table-cell table:style-name="ce42" table:formula="of:=STDEV([.AY3:.AY12])" office:value-type="float" office:value="1.97910501658368" calcext:value-type="float">
            <text:p>1,98</text:p>
          </table:table-cell>
          <table:table-cell table:style-name="ce44"/>
          <table:table-cell table:style-name="ce42" table:formula="of:=STDEV([.BA3:.BA12])" office:value-type="float" office:value="4.85955416336382" calcext:value-type="float">
            <text:p>4,86</text:p>
          </table:table-cell>
          <table:table-cell table:style-name="ce44"/>
          <table:table-cell table:style-name="ce42" table:formula="of:=STDEV([.BC3:.BC12])" office:value-type="float" office:value="0.929429932808277" calcext:value-type="float">
            <text:p>0,93</text:p>
          </table:table-cell>
          <table:table-cell table:style-name="ce44"/>
          <table:table-cell table:style-name="ce42" table:formula="of:=STDEV([.BE3:.BE12])" office:value-type="float" office:value="3.02754043921978" calcext:value-type="float">
            <text:p>3,03</text:p>
          </table:table-cell>
          <table:table-cell table:style-name="ce44"/>
          <table:table-cell table:style-name="ce42" table:formula="of:=STDEV([.BG3:.BG12])" office:value-type="float" office:value="1.98872572266766" calcext:value-type="float">
            <text:p>1,99</text:p>
          </table:table-cell>
          <table:table-cell table:style-name="ce44"/>
          <table:table-cell table:style-name="ce42" table:formula="of:=STDEV([.BI3:.BI12])" office:value-type="float" office:value="2.04347335028704" calcext:value-type="float">
            <text:p>2,04</text:p>
          </table:table-cell>
          <table:table-cell table:style-name="ce44"/>
          <table:table-cell table:style-name="ce42" table:formula="of:=STDEV([.BK3:.BK12])" office:value-type="float" office:value="2.4701554157133" calcext:value-type="float">
            <text:p>2,47</text:p>
          </table:table-cell>
          <table:table-cell table:style-name="ce44"/>
          <table:table-cell table:style-name="ce42" table:formula="of:=STDEV([.BM3:.BM12])" office:value-type="float" office:value="2.18890231242359" calcext:value-type="float">
            <text:p>2,19</text:p>
          </table:table-cell>
          <table:table-cell table:style-name="ce44"/>
          <table:table-cell table:style-name="ce42" table:formula="of:=STDEV([.BO3:.BO12])" office:value-type="float" office:value="2.91357378870387" calcext:value-type="float">
            <text:p>2,91</text:p>
          </table:table-cell>
          <table:table-cell table:style-name="ce44"/>
          <table:table-cell table:style-name="ce42" table:formula="of:=STDEV([.BQ3:.BQ12])" office:value-type="float" office:value="2.03360435352275" calcext:value-type="float">
            <text:p>2,03</text:p>
          </table:table-cell>
          <table:table-cell table:style-name="ce44"/>
          <table:table-cell table:style-name="ce42" table:formula="of:=STDEV([.BS3:.BS12])" office:value-type="float" office:value="2.13172856308365" calcext:value-type="float">
            <text:p>2,13</text:p>
          </table:table-cell>
          <table:table-cell table:style-name="ce44"/>
          <table:table-cell table:style-name="ce42" table:formula="of:=STDEV([.BU3:.BU12])" office:value-type="float" office:value="2.02922782248705" calcext:value-type="float">
            <text:p>2,03</text:p>
          </table:table-cell>
          <table:table-cell table:style-name="ce44"/>
          <table:table-cell table:style-name="ce42" table:formula="of:=STDEV([.BW3:.BW12])" office:value-type="float" office:value="3.65155309423265" calcext:value-type="float">
            <text:p>3,65</text:p>
          </table:table-cell>
          <table:table-cell table:style-name="ce44"/>
          <table:table-cell table:style-name="ce42" table:formula="of:=STDEV([.BY3:.BY12])" office:value-type="float" office:value="9.59107849340556" calcext:value-type="float">
            <text:p>9,59</text:p>
          </table:table-cell>
          <table:table-cell table:style-name="ce44"/>
          <table:table-cell table:style-name="ce42" table:formula="of:=STDEV([.CA3:.CA12])" office:value-type="float" office:value="2.2208196685008" calcext:value-type="float">
            <text:p>2,22</text:p>
          </table:table-cell>
          <table:table-cell table:style-name="ce44"/>
          <table:table-cell table:style-name="ce42" table:formula="of:=STDEV([.CC3:.CC12])" office:value-type="float" office:value="1.76835799542966" calcext:value-type="float">
            <text:p>1,77</text:p>
          </table:table-cell>
          <table:table-cell table:style-name="ce44"/>
          <table:table-cell table:style-name="ce42" table:formula="of:=STDEV([.CE3:.CE12])" office:value-type="float" office:value="1.94484046760768" calcext:value-type="float">
            <text:p>1,94</text:p>
          </table:table-cell>
          <table:table-cell table:style-name="ce44"/>
          <table:table-cell table:style-name="ce42" table:formula="of:=STDEV([.CG3:.CG12])" office:value-type="float" office:value="1.36321556133528" calcext:value-type="float">
            <text:p>1,36</text:p>
          </table:table-cell>
          <table:table-cell table:style-name="ce44"/>
          <table:table-cell table:style-name="ce42" table:formula="of:=STDEV([.CI3:.CI12])" office:value-type="float" office:value="2.76843236828675" calcext:value-type="float">
            <text:p>2,77</text:p>
          </table:table-cell>
          <table:table-cell table:style-name="ce44"/>
          <table:table-cell table:style-name="ce42" table:formula="of:=STDEV([.CK3:.CK12])" office:value-type="float" office:value="2.599307600112" calcext:value-type="float">
            <text:p>2,60</text:p>
          </table:table-cell>
          <table:table-cell table:style-name="ce44"/>
          <table:table-cell table:style-name="ce42" table:formula="of:=STDEV([.CM3:.CM12])" office:value-type="float" office:value="1.10309463681852" calcext:value-type="float">
            <text:p>1,10</text:p>
          </table:table-cell>
          <table:table-cell table:style-name="ce44"/>
          <table:table-cell table:style-name="ce42" table:formula="of:=STDEV([.CO3:.CO12])" office:value-type="float" office:value="2.52618201156519" calcext:value-type="float">
            <text:p>2,53</text:p>
          </table:table-cell>
          <table:table-cell table:style-name="ce44"/>
          <table:table-cell table:style-name="ce42" table:formula="of:=STDEV([.CQ3:.CQ12])" office:value-type="float" office:value="2.2839235246975" calcext:value-type="float">
            <text:p>2,28</text:p>
          </table:table-cell>
          <table:table-cell table:style-name="ce44"/>
          <table:table-cell table:style-name="ce42" table:formula="of:=STDEV([.CS3:.CS12])" office:value-type="float" office:value="2.34449781403182" calcext:value-type="float">
            <text:p>2,34</text:p>
          </table:table-cell>
          <table:table-cell table:style-name="ce44"/>
          <table:table-cell table:style-name="ce42" table:formula="of:=STDEV([.CU3:.CU12])" office:value-type="float" office:value="2.59294427244397" calcext:value-type="float">
            <text:p>2,59</text:p>
          </table:table-cell>
          <table:table-cell table:style-name="ce44"/>
          <table:table-cell table:style-name="ce42" table:formula="of:=STDEV([.CW3:.CW12])" office:value-type="float" office:value="2.42274064278912" calcext:value-type="float">
            <text:p>2,42</text:p>
          </table:table-cell>
          <table:table-cell table:style-name="ce44"/>
          <table:table-cell table:style-name="ce42" table:formula="of:=STDEV([.CY3:.CY12])" office:value-type="float" office:value="2.0298231997448" calcext:value-type="float">
            <text:p>2,03</text:p>
          </table:table-cell>
          <table:table-cell table:style-name="ce44"/>
          <table:table-cell table:style-name="ce42" table:formula="of:=STDEV([.DA3:.DA12])" office:value-type="float" office:value="3.16666315789279" calcext:value-type="float">
            <text:p>3,17</text:p>
          </table:table-cell>
          <table:table-cell table:style-name="ce44"/>
          <table:table-cell table:style-name="ce42" table:formula="of:=STDEV([.DC3:.DC12])" office:value-type="float" office:value="2.22933771929393" calcext:value-type="float">
            <text:p>2,23</text:p>
          </table:table-cell>
          <table:table-cell table:style-name="ce44"/>
          <table:table-cell table:style-name="ce42" table:formula="of:=STDEV([.DE3:.DE12])" office:value-type="float" office:value="1.07373491452344" calcext:value-type="float">
            <text:p>1,07</text:p>
          </table:table-cell>
          <table:table-cell table:style-name="ce44"/>
          <table:table-cell table:style-name="ce42" table:formula="of:=STDEV([.DG3:.DG12])" office:value-type="float" office:value="1.31612056185341" calcext:value-type="float">
            <text:p>1,32</text:p>
          </table:table-cell>
          <table:table-cell table:style-name="ce44"/>
          <table:table-cell table:style-name="ce42" table:formula="of:=STDEV([.DI3:.DI12])" office:value-type="float" office:value="1.60126200229694" calcext:value-type="float">
            <text:p>1,60</text:p>
          </table:table-cell>
          <table:table-cell table:style-name="ce44"/>
          <table:table-cell table:style-name="ce42" table:formula="of:=STDEV([.DK3:.DK12])" office:value-type="float" office:value="1.44618117813779" calcext:value-type="float">
            <text:p>1,45</text:p>
          </table:table-cell>
          <table:table-cell table:style-name="ce44"/>
          <table:table-cell table:style-name="ce42" table:formula="of:=STDEV([.DM3:.DM12])" office:value-type="float" office:value="3.28399553389871" calcext:value-type="float">
            <text:p>3,28</text:p>
          </table:table-cell>
          <table:table-cell table:style-name="ce44"/>
          <table:table-cell table:style-name="ce42" table:formula="of:=STDEV([.DO3:.DO12])" office:value-type="float" office:value="3.94630291116466" calcext:value-type="float">
            <text:p>3,95</text:p>
          </table:table-cell>
          <table:table-cell table:style-name="ce44"/>
          <table:table-cell table:style-name="ce42" table:formula="of:=STDEV([.DQ3:.DQ12])" office:value-type="float" office:value="2.85385353513456" calcext:value-type="float">
            <text:p>2,85</text:p>
          </table:table-cell>
          <table:table-cell table:style-name="ce44"/>
          <table:table-cell table:style-name="ce42" table:formula="of:=STDEV([.DS3:.DS12])" office:value-type="float" office:value="0.465026880943457" calcext:value-type="float">
            <text:p>0,47</text:p>
          </table:table-cell>
          <table:table-cell table:style-name="ce44"/>
          <table:table-cell table:style-name="ce42" table:formula="of:=STDEV([.DU3:.DU12])" office:value-type="float" office:value="1.86438640487069" calcext:value-type="float">
            <text:p>1,86</text:p>
          </table:table-cell>
          <table:table-cell table:style-name="ce44"/>
          <table:table-cell table:style-name="ce42" table:formula="of:=STDEV([.DW3:.DW12])" office:value-type="float" office:value="1.66406764018507" calcext:value-type="float">
            <text:p>1,66</text:p>
          </table:table-cell>
          <table:table-cell table:style-name="ce44"/>
          <table:table-cell table:style-name="ce42" table:formula="of:=STDEV([.DY3:.DY12])" office:value-type="float" office:value="3.06052646161118" calcext:value-type="float">
            <text:p>3,06</text:p>
          </table:table-cell>
          <table:table-cell table:style-name="ce44"/>
          <table:table-cell table:style-name="ce42" table:formula="of:=STDEV([.EA3:.EA12])" office:value-type="float" office:value="2.03903027060523" calcext:value-type="float">
            <text:p>2,04</text:p>
          </table:table-cell>
          <table:table-cell table:style-name="ce44"/>
          <table:table-cell table:style-name="ce42" table:formula="of:=STDEV([.EC3:.EC12])" office:value-type="float" office:value="1.84336317034321" calcext:value-type="float">
            <text:p>1,84</text:p>
          </table:table-cell>
        </table:table-row>
        <table:table-row table:style-name="ro2" table:number-rows-repeated="1048561">
          <table:table-cell table:number-columns-repeated="133"/>
        </table:table-row>
        <table:table-row table:style-name="ro2">
          <table:table-cell table:number-columns-repeated="133"/>
        </table:table-row>
      </table:table>
      <table:table table:name="Kart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roducer</text:p>
          </table:table-cell>
          <table:table-cell office:value-type="string" calcext:value-type="string">
            <text:p>Seirial</text:p>
          </table:table-cell>
          <table:table-cell office:value-type="string" calcext:value-type="string">
            <text:p>ProducerId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MH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bekannt</text:p>
          </table:table-cell>
          <table:table-cell table:number-columns-repeated="2" office:value-type="string" calcext:value-type="string">
            <text:p>N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bekannt</text:p>
          </table:table-cell>
          <table:table-cell table:number-columns-repeated="2" office:value-type="string" calcext:value-type="string">
            <text:p>N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bekannt</text:p>
          </table:table-cell>
          <table:table-cell table:number-columns-repeated="2" office:value-type="string" calcext:value-type="string">
            <text:p>N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bekannt</text:p>
          </table:table-cell>
          <table:table-cell table:number-columns-repeated="2" office:value-type="string" calcext:value-type="string">
            <text:p>N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bekannt</text:p>
          </table:table-cell>
          <table:table-cell table:number-columns-repeated="2" office:value-type="string" calcext:value-type="string">
            <text:p>N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bekannt</text:p>
          </table:table-cell>
          <table:table-cell table:number-columns-repeated="2" office:value-type="string" calcext:value-type="string">
            <text:p>N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bekannt</text:p>
          </table:table-cell>
          <table:table-cell table:number-columns-repeated="2" office:value-type="string" calcext:value-type="string">
            <text:p>N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Naturland Bio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52335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NL-44050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Eierhof Hennes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6549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NL-44041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andfreude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2-NL-40586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NL-44050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NL-43677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668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571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590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500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571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NL-44050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NL-43527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ldi Regional</text:p>
          </table:table-cell>
          <table:table-cell office:value-type="string" calcext:value-type="string">
            <text:p>PN DE 052572</text:p>
          </table:table-cell>
          <table:table-cell office:value-type="string" calcext:value-type="string">
            <text:p>1-DE-052305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ldi Regional</text:p>
          </table:table-cell>
          <table:table-cell office:value-type="string" calcext:value-type="string">
            <text:p>PN DE 052572</text:p>
          </table:table-cell>
          <table:table-cell office:value-type="string" calcext:value-type="string">
            <text:p>1-DE-052305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di Regional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2668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1-DE-072337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1-DE-035958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52335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571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1-DE-052305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1-DE-05230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1-DE-03614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NL-43677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NL-43476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PN DE 050061</text:p>
          </table:table-cell>
          <table:table-cell office:value-type="string" calcext:value-type="string">
            <text:p>0-DE-052889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PN DE 050061</text:p>
          </table:table-cell>
          <table:table-cell office:value-type="string" calcext:value-type="string">
            <text:p>0-DE-052889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567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5903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5903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o Gut Regional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52392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NL-43476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NL-44050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590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567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5141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ennes Bio</text:p>
          </table:table-cell>
          <table:table-cell office:value-type="string" calcext:value-type="string">
            <text:p>PN DE 050204</text:p>
          </table:table-cell>
          <table:table-cell office:value-type="string" calcext:value-type="string">
            <text:p>0-DE-05250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arenhof </text:p>
          </table:table-cell>
          <table:table-cell office:value-type="string" calcext:value-type="string">
            <text:p>PN DE 050205</text:p>
          </table:table-cell>
          <table:table-cell office:value-type="string" calcext:value-type="string">
            <text:p>0-DE-052889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arenhof</text:p>
          </table:table-cell>
          <table:table-cell office:value-type="string" calcext:value-type="string">
            <text:p>PN DE 050206</text:p>
          </table:table-cell>
          <table:table-cell office:value-type="string" calcext:value-type="string">
            <text:p>0-DE-052889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NL-4323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NL-41707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NL-42364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NL-43677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Hennes Bio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5717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Hennes Bio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5717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NL-43726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Hennes Bio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5319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Hennes Bio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5319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ennes Bio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6268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Hennes Bio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52335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ennes Bio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6149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ennes Bio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6268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ennes Bio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6268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andfreude Bodenhaltung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2-NL-43529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571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o Gut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0-DE-03567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di Freilandhaltung</text:p>
          </table:table-cell>
          <table:table-cell office:value-type="string" calcext:value-type="string">
            <text:p>PN DE 050203</text:p>
          </table:table-cell>
          <table:table-cell office:value-type="string" calcext:value-type="string">
            <text:p>1-NL-4048803</text:p>
          </table:table-cell>
          <table:table-cell office:value-type="float" office:value="10" calcext:value-type="float">
            <text:p>10</text:p>
          </table:table-cell>
          <table:table-cell table:style-name="ce16" office:value-type="date" office:date-value="2025-02-24" calcext:value-type="date">
            <text:p>2025-02-24</text:p>
          </table:table-cell>
        </table:table-row>
      </table:table>
      <table:table table:name="Liste" table:style-name="ta1">
        <table:table-column table:style-name="co9" table:number-columns-repeated="3" table:default-cell-style-name="ce47"/>
        <table:table-column table:style-name="co9" table:default-cell-style-name="ce52"/>
        <table:table-row table:style-name="ro3">
          <table:table-cell office:value-type="string" calcext:value-type="string">
            <text:p>ObjectI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Größe</text:p>
          </table:table-cell>
          <table:table-cell office:value-type="string" calcext:value-type="string">
            <text:p>Gewicht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66.89" calcext:value-type="float">
            <text:p>66.8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65.5" calcext:value-type="float">
            <text:p>65.5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63.97" calcext:value-type="float">
            <text:p>63.9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68.26" calcext:value-type="float">
            <text:p>68.2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64.81" calcext:value-type="float">
            <text:p>64.8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65.17" calcext:value-type="float">
            <text:p>65.1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67.47" calcext:value-type="float">
            <text:p>67.4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63.81" calcext:value-type="float">
            <text:p>63.8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63.68" calcext:value-type="float">
            <text:p>63.6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63.51" calcext:value-type="float">
            <text:p>63.5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62.9" calcext:value-type="float">
            <text:p>62.9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64.81" calcext:value-type="float">
            <text:p>64.8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66.46" calcext:value-type="float">
            <text:p>66.46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67.48" calcext:value-type="float">
            <text:p>67.48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65.63" calcext:value-type="float">
            <text:p>65.63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67.54" calcext:value-type="float">
            <text:p>67.54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65.53" calcext:value-type="float">
            <text:p>65.53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67.18" calcext:value-type="float">
            <text:p>67.18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64.84" calcext:value-type="float">
            <text:p>64.8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65.67" calcext:value-type="float">
            <text:p>65.67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68.46" calcext:value-type="float">
            <text:p>68.46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64.32" calcext:value-type="float">
            <text:p>64.32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65.9" calcext:value-type="float">
            <text:p>65.9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65.29" calcext:value-type="float">
            <text:p>65.29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L</text:p>
          </table:table-cell>
          <table:table-cell office:value-type="float" office:value="77.2" calcext:value-type="float">
            <text:p>77.2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L</text:p>
          </table:table-cell>
          <table:table-cell office:value-type="float" office:value="76.69" calcext:value-type="float">
            <text:p>76.69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L</text:p>
          </table:table-cell>
          <table:table-cell office:value-type="float" office:value="77.5" calcext:value-type="float">
            <text:p>77.5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L</text:p>
          </table:table-cell>
          <table:table-cell office:value-type="float" office:value="73.64" calcext:value-type="float">
            <text:p>73.64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L</text:p>
          </table:table-cell>
          <table:table-cell office:value-type="float" office:value="73.95" calcext:value-type="float">
            <text:p>73.95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L</text:p>
          </table:table-cell>
          <table:table-cell office:value-type="float" office:value="73.06" calcext:value-type="float">
            <text:p>73.06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float" office:value="68.49" calcext:value-type="float">
            <text:p>68.49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float" office:value="67.27" calcext:value-type="float">
            <text:p>67.27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float" office:value="67.53" calcext:value-type="float">
            <text:p>67.53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float" office:value="66.61" calcext:value-type="float">
            <text:p>66.6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float" office:value="64.1" calcext:value-type="float">
            <text:p>64.1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float" office:value="67.15" calcext:value-type="float">
            <text:p>67.15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float" office:value="67.21" calcext:value-type="float">
            <text:p>67.21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float" office:value="65" calcext:value-type="float">
            <text:p>65.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float" office:value="67.12" calcext:value-type="float">
            <text:p>67.12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float" office:value="68.21" calcext:value-type="float">
            <text:p>68.21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float" office:value="64.8" calcext:value-type="float">
            <text:p>64.8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float" office:value="67.79" calcext:value-type="float">
            <text:p>67.79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1.26" calcext:value-type="float">
            <text:p>61.26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4.28" calcext:value-type="float">
            <text:p>54.28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2.14" calcext:value-type="float">
            <text:p>52.14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8.04" calcext:value-type="float">
            <text:p>58.04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8.89" calcext:value-type="float">
            <text:p>58.89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0.29" calcext:value-type="float">
            <text:p>60.29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66.07" calcext:value-type="float">
            <text:p>66.07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67.78" calcext:value-type="float">
            <text:p>67.78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66.27" calcext:value-type="float">
            <text:p>66.27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63.74" calcext:value-type="float">
            <text:p>63.74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62.46" calcext:value-type="float">
            <text:p>62.46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64.46" calcext:value-type="float">
            <text:p>64.46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62.81" calcext:value-type="float">
            <text:p>62.81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64" calcext:value-type="float">
            <text:p>64.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64.32" calcext:value-type="float">
            <text:p>64.32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66.96" calcext:value-type="float">
            <text:p>66.96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L</text:p>
          </table:table-cell>
          <table:table-cell office:value-type="float" office:value="76.56" calcext:value-type="float">
            <text:p>76.56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L</text:p>
          </table:table-cell>
          <table:table-cell office:value-type="float" office:value="76.8" calcext:value-type="float">
            <text:p>76.8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L</text:p>
          </table:table-cell>
          <table:table-cell office:value-type="float" office:value="83.27" calcext:value-type="float">
            <text:p>83.27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L</text:p>
          </table:table-cell>
          <table:table-cell office:value-type="float" office:value="73.55" calcext:value-type="float">
            <text:p>73.55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L</text:p>
          </table:table-cell>
          <table:table-cell office:value-type="float" office:value="73.94" calcext:value-type="float">
            <text:p>73.94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float" office:value="59.48" calcext:value-type="float">
            <text:p>59.48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float" office:value="57.5" calcext:value-type="float">
            <text:p>57.5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float" office:value="59.89" calcext:value-type="float">
            <text:p>59.89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float" office:value="57.29" calcext:value-type="float">
            <text:p>57.29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float" office:value="62.04" calcext:value-type="float">
            <text:p>62.04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.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float" office:value="60.62" calcext:value-type="float">
            <text:p>60.62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float" office:value="59.66" calcext:value-type="float">
            <text:p>59.66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float" office:value="57.54" calcext:value-type="float">
            <text:p>57.54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62.3" calcext:value-type="float">
            <text:p>62.3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69.6" calcext:value-type="float">
            <text:p>69.6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64" calcext:value-type="float">
            <text:p>64.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65.88" calcext:value-type="float">
            <text:p>65.88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62.29" calcext:value-type="float">
            <text:p>62.29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63.1" calcext:value-type="float">
            <text:p>63.1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62.81" calcext:value-type="float">
            <text:p>62.81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72.12" calcext:value-type="float">
            <text:p>72.12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62.2" calcext:value-type="float">
            <text:p>62.2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64.28" calcext:value-type="float">
            <text:p>64.28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59.19" calcext:value-type="float">
            <text:p>59.19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56.69" calcext:value-type="float">
            <text:p>56.69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61.6" calcext:value-type="float">
            <text:p>61.6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61.68" calcext:value-type="float">
            <text:p>61.68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52.79" calcext:value-type="float">
            <text:p>52.79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55.24" calcext:value-type="float">
            <text:p>55.24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56.59" calcext:value-type="float">
            <text:p>56.59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58.68" calcext:value-type="float">
            <text:p>58.68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59.95" calcext:value-type="float">
            <text:p>59.95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52.86" calcext:value-type="float">
            <text:p>52.86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float" office:value="67.47" calcext:value-type="float">
            <text:p>67.47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float" office:value="64.78" calcext:value-type="float">
            <text:p>64.78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float" office:value="62.34" calcext:value-type="float">
            <text:p>62.34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float" office:value="63.14" calcext:value-type="float">
            <text:p>63.14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float" office:value="65.81" calcext:value-type="float">
            <text:p>65.81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float" office:value="66.91" calcext:value-type="float">
            <text:p>66.91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float" office:value="60.62" calcext:value-type="float">
            <text:p>60.62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float" office:value="64.47" calcext:value-type="float">
            <text:p>64.47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float" office:value="61.35" calcext:value-type="float">
            <text:p>61.35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float" office:value="62.15" calcext:value-type="float">
            <text:p>62.15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61.08" calcext:value-type="float">
            <text:p>61.08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56.22" calcext:value-type="float">
            <text:p>56.22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61.32" calcext:value-type="float">
            <text:p>61.32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60.87" calcext:value-type="float">
            <text:p>60.87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.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58.63" calcext:value-type="float">
            <text:p>58.63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61.29" calcext:value-type="float">
            <text:p>61.29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57.41" calcext:value-type="float">
            <text:p>57.41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59.57" calcext:value-type="float">
            <text:p>59.57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62.59" calcext:value-type="float">
            <text:p>62.59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63.2" calcext:value-type="float">
            <text:p>63.2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65.82" calcext:value-type="float">
            <text:p>65.82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63.63" calcext:value-type="float">
            <text:p>63.63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65.33" calcext:value-type="float">
            <text:p>65.33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63.29" calcext:value-type="float">
            <text:p>63.29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64.6" calcext:value-type="float">
            <text:p>64.6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62.89" calcext:value-type="float">
            <text:p>62.89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63.83" calcext:value-type="float">
            <text:p>63.83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float" office:value="61.88" calcext:value-type="float">
            <text:p>61.88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58.33" calcext:value-type="float">
            <text:p>58.33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60.33" calcext:value-type="float">
            <text:p>60.33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54.75" calcext:value-type="float">
            <text:p>54.75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53.34" calcext:value-type="float">
            <text:p>53.34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59.67" calcext:value-type="float">
            <text:p>59.67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.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55.35" calcext:value-type="float">
            <text:p>55.35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57.09" calcext:value-type="float">
            <text:p>57.09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60.56" calcext:value-type="float">
            <text:p>60.56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59.46" calcext:value-type="float">
            <text:p>59.46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float" office:value="59.85" calcext:value-type="float">
            <text:p>59.85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float" office:value="62.34" calcext:value-type="float">
            <text:p>62.34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float" office:value="67.26" calcext:value-type="float">
            <text:p>67.26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float" office:value="61.58" calcext:value-type="float">
            <text:p>61.58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float" office:value="60.36" calcext:value-type="float">
            <text:p>60.36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float" office:value="62.11" calcext:value-type="float">
            <text:p>62.11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float" office:value="65.5" calcext:value-type="float">
            <text:p>65.5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float" office:value="64.6" calcext:value-type="float">
            <text:p>64.6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float" office:value="63.29" calcext:value-type="float">
            <text:p>63.29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float" office:value="59.48" calcext:value-type="float">
            <text:p>59.48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61.44" calcext:value-type="float">
            <text:p>61.44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63.96" calcext:value-type="float">
            <text:p>63.96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62.32" calcext:value-type="float">
            <text:p>62.32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65.83" calcext:value-type="float">
            <text:p>65.83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64.28" calcext:value-type="float">
            <text:p>64.28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62.5" calcext:value-type="float">
            <text:p>62.5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63.55" calcext:value-type="float">
            <text:p>63.55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65.94" calcext:value-type="float">
            <text:p>65.94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67.69" calcext:value-type="float">
            <text:p>67.69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office:value-type="float" office:value="65.5" calcext:value-type="float">
            <text:p>65.5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62.15" calcext:value-type="float">
            <text:p>62.15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66.5" calcext:value-type="float">
            <text:p>66.5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61.54" calcext:value-type="float">
            <text:p>61.54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62.54" calcext:value-type="float">
            <text:p>62.54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61.3" calcext:value-type="float">
            <text:p>61.3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64.38" calcext:value-type="float">
            <text:p>64.38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62.94" calcext:value-type="float">
            <text:p>62.94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66.89" calcext:value-type="float">
            <text:p>66.89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62.49" calcext:value-type="float">
            <text:p>62.49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62.42" calcext:value-type="float">
            <text:p>62.42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9.85" calcext:value-type="float">
            <text:p>59.85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.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60.94" calcext:value-type="float">
            <text:p>60.94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6.79" calcext:value-type="float">
            <text:p>56.79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.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6.5" calcext:value-type="float">
            <text:p>56.5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62.74" calcext:value-type="float">
            <text:p>62.74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5.47" calcext:value-type="float">
            <text:p>55.47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.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60.78" calcext:value-type="float">
            <text:p>60.78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61.76" calcext:value-type="float">
            <text:p>61.76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65.82" calcext:value-type="float">
            <text:p>65.82</text:p>
          </table:table-cell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63.9" calcext:value-type="float">
            <text:p>63.90</text:p>
          </table:table-cell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62.71" calcext:value-type="float">
            <text:p>62.71</text:p>
          </table:table-cell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62.85" calcext:value-type="float">
            <text:p>62.85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67.66" calcext:value-type="float">
            <text:p>67.66</text:p>
          </table:table-cell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office:value-type="float" office:value="64.42" calcext:value-type="float">
            <text:p>64.42</text:p>
          </table:table-cell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office:value-type="float" office:value="62.34" calcext:value-type="float">
            <text:p>62.34</text:p>
          </table:table-cell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office:value-type="float" office:value="63.26" calcext:value-type="float">
            <text:p>63.26</text:p>
          </table:table-cell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office:value-type="float" office:value="66.83" calcext:value-type="float">
            <text:p>66.83</text:p>
          </table:table-cell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office:value-type="float" office:value="62.62" calcext:value-type="float">
            <text:p>62.62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office:value-type="float" office:value="65.35" calcext:value-type="float">
            <text:p>65.35</text:p>
          </table:table-cell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57.22" calcext:value-type="float">
            <text:p>57.22</text:p>
          </table:table-cell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61.26" calcext:value-type="float">
            <text:p>61.26</text:p>
          </table:table-cell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57.71" calcext:value-type="float">
            <text:p>57.71</text:p>
          </table:table-cell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54.93" calcext:value-type="float">
            <text:p>54.93</text:p>
          </table:table-cell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56.39" calcext:value-type="float">
            <text:p>56.39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58.21" calcext:value-type="float">
            <text:p>58.21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58.58" calcext:value-type="float">
            <text:p>58.58</text:p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59.14" calcext:value-type="float">
            <text:p>59.14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55.75" calcext:value-type="float">
            <text:p>55.75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59.79" calcext:value-type="float">
            <text:p>59.79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L</text:p>
          </table:table-cell>
          <table:table-cell office:value-type="float" office:value="74.39" calcext:value-type="float">
            <text:p>74.39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L</text:p>
          </table:table-cell>
          <table:table-cell office:value-type="float" office:value="74.74" calcext:value-type="float">
            <text:p>74.74</text:p>
          </table:table-cell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L</text:p>
          </table:table-cell>
          <table:table-cell office:value-type="float" office:value="74.45" calcext:value-type="float">
            <text:p>74.45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L</text:p>
          </table:table-cell>
          <table:table-cell office:value-type="float" office:value="78.08" calcext:value-type="float">
            <text:p>78.08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L</text:p>
          </table:table-cell>
          <table:table-cell office:value-type="float" office:value="75.21" calcext:value-type="float">
            <text:p>75.21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L</text:p>
          </table:table-cell>
          <table:table-cell office:value-type="float" office:value="78.84" calcext:value-type="float">
            <text:p>78.84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L</text:p>
          </table:table-cell>
          <table:table-cell office:value-type="float" office:value="72.7" calcext:value-type="float">
            <text:p>72.70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L</text:p>
          </table:table-cell>
          <table:table-cell office:value-type="float" office:value="84.58" calcext:value-type="float">
            <text:p>84.58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L</text:p>
          </table:table-cell>
          <table:table-cell office:value-type="float" office:value="71.89" calcext:value-type="float">
            <text:p>71.89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L</text:p>
          </table:table-cell>
          <table:table-cell office:value-type="float" office:value="77.29" calcext:value-type="float">
            <text:p>77.29</text:p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L</text:p>
          </table:table-cell>
          <table:table-cell office:value-type="float" office:value="75.2" calcext:value-type="float">
            <text:p>75.20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L</text:p>
          </table:table-cell>
          <table:table-cell office:value-type="float" office:value="72.1" calcext:value-type="float">
            <text:p>72.10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</text:p>
          </table:table-cell>
          <table:table-cell office:value-type="float" office:value="62.52" calcext:value-type="float">
            <text:p>62.52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</text:p>
          </table:table-cell>
          <table:table-cell office:value-type="float" office:value="63.28" calcext:value-type="float">
            <text:p>63.28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</text:p>
          </table:table-cell>
          <table:table-cell office:value-type="float" office:value="62.7" calcext:value-type="float">
            <text:p>62.70</text:p>
          </table:table-cell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</text:p>
          </table:table-cell>
          <table:table-cell office:value-type="float" office:value="65" calcext:value-type="float">
            <text:p>65.00</text:p>
          </table:table-cell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</text:p>
          </table:table-cell>
          <table:table-cell office:value-type="float" office:value="63.74" calcext:value-type="float">
            <text:p>63.74</text:p>
          </table:table-cell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</text:p>
          </table:table-cell>
          <table:table-cell office:value-type="float" office:value="64.12" calcext:value-type="float">
            <text:p>64.12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.00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57.55" calcext:value-type="float">
            <text:p>57.55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55.79" calcext:value-type="float">
            <text:p>55.79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57.21" calcext:value-type="float">
            <text:p>57.21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59.8" calcext:value-type="float">
            <text:p>59.80</text:p>
          </table:table-cell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52.73" calcext:value-type="float">
            <text:p>52.73</text:p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58.94" calcext:value-type="float">
            <text:p>58.94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63.05" calcext:value-type="float">
            <text:p>63.05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54.68" calcext:value-type="float">
            <text:p>54.68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60.82" calcext:value-type="float">
            <text:p>60.82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float" office:value="53.23" calcext:value-type="float">
            <text:p>53.23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float" office:value="54.2" calcext:value-type="float">
            <text:p>54.20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float" office:value="57.58" calcext:value-type="float">
            <text:p>57.58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float" office:value="53.4" calcext:value-type="float">
            <text:p>53.40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.00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float" office:value="57.64" calcext:value-type="float">
            <text:p>57.64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float" office:value="56.33" calcext:value-type="float">
            <text:p>56.33</text:p>
          </table:table-cell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float" office:value="52.62" calcext:value-type="float">
            <text:p>52.62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float" office:value="52.8" calcext:value-type="float">
            <text:p>52.80</text:p>
          </table:table-cell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float" office:value="52.22" calcext:value-type="float">
            <text:p>52.22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float" office:value="55.58" calcext:value-type="float">
            <text:p>55.58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float" office:value="58.16" calcext:value-type="float">
            <text:p>58.16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.00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float" office:value="57.12" calcext:value-type="float">
            <text:p>57.12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float" office:value="56.71" calcext:value-type="float">
            <text:p>56.71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float" office:value="55.51" calcext:value-type="float">
            <text:p>55.51</text:p>
          </table:table-cell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67.35" calcext:value-type="float">
            <text:p>67.35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62.6" calcext:value-type="float">
            <text:p>62.60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64.22" calcext:value-type="float">
            <text:p>64.22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69.21" calcext:value-type="float">
            <text:p>69.21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63.08" calcext:value-type="float">
            <text:p>63.08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66.3" calcext:value-type="float">
            <text:p>66.30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62.59" calcext:value-type="float">
            <text:p>62.59</text:p>
          </table:table-cell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61.56" calcext:value-type="float">
            <text:p>61.56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66.58" calcext:value-type="float">
            <text:p>66.58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float" office:value="59.97" calcext:value-type="float">
            <text:p>59.97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float" office:value="53.88" calcext:value-type="float">
            <text:p>53.88</text:p>
          </table:table-cell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float" office:value="59.38" calcext:value-type="float">
            <text:p>59.38</text:p>
          </table:table-cell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float" office:value="58.22" calcext:value-type="float">
            <text:p>58.22</text:p>
          </table:table-cell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float" office:value="56.25" calcext:value-type="float">
            <text:p>56.25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float" office:value="60.07" calcext:value-type="float">
            <text:p>60.07</text:p>
          </table:table-cell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float" office:value="58.42" calcext:value-type="float">
            <text:p>58.42</text:p>
          </table:table-cell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float" office:value="61.09" calcext:value-type="float">
            <text:p>61.09</text:p>
          </table:table-cell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float" office:value="56.14" calcext:value-type="float">
            <text:p>56.14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float" office:value="58.24" calcext:value-type="float">
            <text:p>58.24</text:p>
          </table:table-cell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float" office:value="56.31" calcext:value-type="float">
            <text:p>56.31</text:p>
          </table:table-cell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float" office:value="55.93" calcext:value-type="float">
            <text:p>55.93</text:p>
          </table:table-cell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float" office:value="55.43" calcext:value-type="float">
            <text:p>55.43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float" office:value="53.03" calcext:value-type="float">
            <text:p>53.03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float" office:value="57.97" calcext:value-type="float">
            <text:p>57.97</text:p>
          </table:table-cell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float" office:value="59.42" calcext:value-type="float">
            <text:p>59.42</text:p>
          </table:table-cell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float" office:value="62.29" calcext:value-type="float">
            <text:p>62.29</text:p>
          </table:table-cell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float" office:value="56.24" calcext:value-type="float">
            <text:p>56.24</text:p>
          </table:table-cell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float" office:value="59.47" calcext:value-type="float">
            <text:p>59.47</text:p>
          </table:table-cell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float" office:value="61.58" calcext:value-type="float">
            <text:p>61.58</text:p>
          </table:table-cell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office:value-type="float" office:value="69.28" calcext:value-type="float">
            <text:p>69.28</text:p>
          </table:table-cell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office:value-type="float" office:value="66.54" calcext:value-type="float">
            <text:p>66.54</text:p>
          </table:table-cell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office:value-type="float" office:value="67.78" calcext:value-type="float">
            <text:p>67.78</text:p>
          </table:table-cell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office:value-type="float" office:value="66.35" calcext:value-type="float">
            <text:p>66.35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office:value-type="float" office:value="63.2" calcext:value-type="float">
            <text:p>63.20</text:p>
          </table:table-cell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office:value-type="float" office:value="65.87" calcext:value-type="float">
            <text:p>65.87</text:p>
          </table:table-cell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float" office:value="65.03" calcext:value-type="float">
            <text:p>65.03</text:p>
          </table:table-cell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float" office:value="63.22" calcext:value-type="float">
            <text:p>63.22</text:p>
          </table:table-cell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float" office:value="67" calcext:value-type="float">
            <text:p>67.00</text:p>
          </table:table-cell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float" office:value="64.94" calcext:value-type="float">
            <text:p>64.94</text:p>
          </table:table-cell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float" office:value="62.73" calcext:value-type="float">
            <text:p>62.73</text:p>
          </table:table-cell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float" office:value="68.26" calcext:value-type="float">
            <text:p>68.26</text:p>
          </table:table-cell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float" office:value="60.37" calcext:value-type="float">
            <text:p>60.37</text:p>
          </table:table-cell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float" office:value="60.97" calcext:value-type="float">
            <text:p>60.97</text:p>
          </table:table-cell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float" office:value="59.25" calcext:value-type="float">
            <text:p>59.25</text:p>
          </table:table-cell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float" office:value="61.47" calcext:value-type="float">
            <text:p>61.47</text:p>
          </table:table-cell>
        </table:table-row>
        <table:table-row table:style-name="ro3"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float" office:value="62.12" calcext:value-type="float">
            <text:p>62.12</text:p>
          </table:table-cell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float" office:value="60.59" calcext:value-type="float">
            <text:p>60.59</text:p>
          </table:table-cell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.00</text:p>
          </table:table-cell>
        </table:table-row>
        <table:table-row table:style-name="ro3">
          <table:table-cell office:value-type="float" office:value="289" calcext:value-type="float">
            <text:p>2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float" office:value="60.95" calcext:value-type="float">
            <text:p>60.95</text:p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float" office:value="61.14" calcext:value-type="float">
            <text:p>61.14</text:p>
          </table:table-cell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float" office:value="55.85" calcext:value-type="float">
            <text:p>55.85</text:p>
          </table:table-cell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L</text:p>
          </table:table-cell>
          <table:table-cell office:value-type="float" office:value="73.67" calcext:value-type="float">
            <text:p>73.67</text:p>
          </table:table-cell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L</text:p>
          </table:table-cell>
          <table:table-cell office:value-type="float" office:value="75.48" calcext:value-type="float">
            <text:p>75.48</text:p>
          </table:table-cell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L</text:p>
          </table:table-cell>
          <table:table-cell office:value-type="float" office:value="73.83" calcext:value-type="float">
            <text:p>73.83</text:p>
          </table:table-cell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L</text:p>
          </table:table-cell>
          <table:table-cell office:value-type="float" office:value="82.86" calcext:value-type="float">
            <text:p>82.86</text:p>
          </table:table-cell>
        </table:table-row>
        <table:table-row table:style-name="ro3">
          <table:table-cell office:value-type="float" office:value="296" calcext:value-type="float">
            <text:p>29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L</text:p>
          </table:table-cell>
          <table:table-cell office:value-type="float" office:value="77.4" calcext:value-type="float">
            <text:p>77.40</text:p>
          </table:table-cell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L</text:p>
          </table:table-cell>
          <table:table-cell office:value-type="float" office:value="73.3" calcext:value-type="float">
            <text:p>73.30</text:p>
          </table:table-cell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L</text:p>
          </table:table-cell>
          <table:table-cell office:value-type="float" office:value="73.77" calcext:value-type="float">
            <text:p>73.77</text:p>
          </table:table-cell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L</text:p>
          </table:table-cell>
          <table:table-cell office:value-type="float" office:value="75.58" calcext:value-type="float">
            <text:p>75.58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L</text:p>
          </table:table-cell>
          <table:table-cell office:value-type="float" office:value="75.33" calcext:value-type="float">
            <text:p>75.33</text:p>
          </table:table-cell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L</text:p>
          </table:table-cell>
          <table:table-cell office:value-type="float" office:value="78.67" calcext:value-type="float">
            <text:p>78.67</text:p>
          </table:table-cell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L</text:p>
          </table:table-cell>
          <table:table-cell office:value-type="float" office:value="98.44" calcext:value-type="float">
            <text:p>98.44</text:p>
          </table:table-cell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L</text:p>
          </table:table-cell>
          <table:table-cell office:value-type="float" office:value="73.55" calcext:value-type="float">
            <text:p>73.55</text:p>
          </table:table-cell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float" office:value="61.34" calcext:value-type="float">
            <text:p>61.34</text:p>
          </table:table-cell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float" office:value="58.7" calcext:value-type="float">
            <text:p>58.70</text:p>
          </table:table-cell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float" office:value="59.09" calcext:value-type="float">
            <text:p>59.09</text:p>
          </table:table-cell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float" office:value="61.1" calcext:value-type="float">
            <text:p>61.10</text:p>
          </table:table-cell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float" office:value="56.11" calcext:value-type="float">
            <text:p>56.11</text:p>
          </table:table-cell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float" office:value="62.1" calcext:value-type="float">
            <text:p>62.10</text:p>
          </table:table-cell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float" office:value="56.6" calcext:value-type="float">
            <text:p>56.60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float" office:value="59.6" calcext:value-type="float">
            <text:p>59.60</text:p>
          </table:table-cell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float" office:value="57.54" calcext:value-type="float">
            <text:p>57.54</text:p>
          </table:table-cell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float" office:value="61.24" calcext:value-type="float">
            <text:p>61.24</text:p>
          </table:table-cell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float" office:value="58.27" calcext:value-type="float">
            <text:p>58.27</text:p>
          </table:table-cell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float" office:value="56.76" calcext:value-type="float">
            <text:p>56.76</text:p>
          </table:table-cell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float" office:value="56.56" calcext:value-type="float">
            <text:p>56.56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float" office:value="60.3" calcext:value-type="float">
            <text:p>60.30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float" office:value="56.05" calcext:value-type="float">
            <text:p>56.05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float" office:value="58.61" calcext:value-type="float">
            <text:p>58.61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6.23" calcext:value-type="float">
            <text:p>56.23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.00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3.82" calcext:value-type="float">
            <text:p>53.82</text:p>
          </table:table-cell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8.48" calcext:value-type="float">
            <text:p>58.48</text:p>
          </table:table-cell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5.31" calcext:value-type="float">
            <text:p>55.31</text:p>
          </table:table-cell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4.37" calcext:value-type="float">
            <text:p>54.37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7.08" calcext:value-type="float">
            <text:p>57.08</text:p>
          </table:table-cell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3.06" calcext:value-type="float">
            <text:p>53.06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4.19" calcext:value-type="float">
            <text:p>54.19</text:p>
          </table:table-cell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.00</text:p>
          </table:table-cell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float" office:value="59.41" calcext:value-type="float">
            <text:p>59.41</text:p>
          </table:table-cell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float" office:value="60.11" calcext:value-type="float">
            <text:p>60.11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float" office:value="59.51" calcext:value-type="float">
            <text:p>59.51</text:p>
          </table:table-cell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float" office:value="60.46" calcext:value-type="float">
            <text:p>60.46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float" office:value="56.58" calcext:value-type="float">
            <text:p>56.58</text:p>
          </table:table-cell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float" office:value="57.42" calcext:value-type="float">
            <text:p>57.42</text:p>
          </table:table-cell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float" office:value="60.75" calcext:value-type="float">
            <text:p>60.75</text:p>
          </table:table-cell>
        </table:table-row>
        <table:table-row table:style-name="ro3">
          <table:table-cell office:value-type="float" office:value="337" calcext:value-type="float">
            <text:p>33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float" office:value="59.74" calcext:value-type="float">
            <text:p>59.74</text:p>
          </table:table-cell>
        </table:table-row>
        <table:table-row table:style-name="ro3"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float" office:value="60.41" calcext:value-type="float">
            <text:p>60.41</text:p>
          </table:table-cell>
        </table:table-row>
        <table:table-row table:style-name="ro3">
          <table:table-cell office:value-type="float" office:value="339" calcext:value-type="float">
            <text:p>33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float" office:value="58.84" calcext:value-type="float">
            <text:p>58.84</text:p>
          </table:table-cell>
        </table:table-row>
        <table:table-row table:style-name="ro3">
          <table:table-cell office:value-type="float" office:value="340" calcext:value-type="float">
            <text:p>3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float" office:value="56.97" calcext:value-type="float">
            <text:p>56.97</text:p>
          </table:table-cell>
        </table:table-row>
        <table:table-row table:style-name="ro3">
          <table:table-cell office:value-type="float" office:value="341" calcext:value-type="float">
            <text:p>3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float" office:value="62.77" calcext:value-type="float">
            <text:p>62.77</text:p>
          </table:table-cell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float" office:value="54.25" calcext:value-type="float">
            <text:p>54.25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float" office:value="62.22" calcext:value-type="float">
            <text:p>62.22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float" office:value="55.73" calcext:value-type="float">
            <text:p>55.73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float" office:value="59.29" calcext:value-type="float">
            <text:p>59.29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float" office:value="60.86" calcext:value-type="float">
            <text:p>60.86</text:p>
          </table:table-cell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float" office:value="60.81" calcext:value-type="float">
            <text:p>60.81</text:p>
          </table:table-cell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float" office:value="58.78" calcext:value-type="float">
            <text:p>58.78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float" office:value="58.6" calcext:value-type="float">
            <text:p>58.60</text:p>
          </table:table-cell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float" office:value="60.33" calcext:value-type="float">
            <text:p>60.33</text:p>
          </table:table-cell>
        </table:table-row>
        <table:table-row table:style-name="ro3">
          <table:table-cell office:value-type="float" office:value="351" calcext:value-type="float">
            <text:p>3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float" office:value="54.26" calcext:value-type="float">
            <text:p>54.26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float" office:value="58.55" calcext:value-type="float">
            <text:p>58.55</text:p>
          </table:table-cell>
        </table:table-row>
        <table:table-row table:style-name="ro3">
          <table:table-cell office:value-type="float" office:value="353" calcext:value-type="float">
            <text:p>35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float" office:value="58.76" calcext:value-type="float">
            <text:p>58.76</text:p>
          </table:table-cell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float" office:value="59.97" calcext:value-type="float">
            <text:p>59.97</text:p>
          </table:table-cell>
        </table:table-row>
        <table:table-row table:style-name="ro3">
          <table:table-cell office:value-type="float" office:value="355" calcext:value-type="float">
            <text:p>3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float" office:value="60.11" calcext:value-type="float">
            <text:p>60.11</text:p>
          </table:table-cell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float" office:value="59.84" calcext:value-type="float">
            <text:p>59.84</text:p>
          </table:table-cell>
        </table:table-row>
        <table:table-row table:style-name="ro3"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.00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float" office:value="59.18" calcext:value-type="float">
            <text:p>59.18</text:p>
          </table:table-cell>
        </table:table-row>
        <table:table-row table:style-name="ro3"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.00</text:p>
          </table:table-cell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50.11" calcext:value-type="float">
            <text:p>50.11</text:p>
          </table:table-cell>
        </table:table-row>
        <table:table-row table:style-name="ro3">
          <table:table-cell office:value-type="float" office:value="361" calcext:value-type="float">
            <text:p>3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51.78" calcext:value-type="float">
            <text:p>51.78</text:p>
          </table:table-cell>
        </table:table-row>
        <table:table-row table:style-name="ro3">
          <table:table-cell office:value-type="float" office:value="362" calcext:value-type="float">
            <text:p>36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52" calcext:value-type="float">
            <text:p>52.00</text:p>
          </table:table-cell>
        </table:table-row>
        <table:table-row table:style-name="ro3">
          <table:table-cell office:value-type="float" office:value="363" calcext:value-type="float">
            <text:p>36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50.03" calcext:value-type="float">
            <text:p>50.03</text:p>
          </table:table-cell>
        </table:table-row>
        <table:table-row table:style-name="ro3">
          <table:table-cell office:value-type="float" office:value="364" calcext:value-type="float">
            <text:p>36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51.93" calcext:value-type="float">
            <text:p>51.93</text:p>
          </table:table-cell>
        </table:table-row>
        <table:table-row table:style-name="ro3">
          <table:table-cell office:value-type="float" office:value="365" calcext:value-type="float">
            <text:p>3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51.11" calcext:value-type="float">
            <text:p>51.11</text:p>
          </table:table-cell>
        </table:table-row>
        <table:table-row table:style-name="ro3">
          <table:table-cell office:value-type="float" office:value="366" calcext:value-type="float">
            <text:p>36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51.56" calcext:value-type="float">
            <text:p>51.56</text:p>
          </table:table-cell>
        </table:table-row>
        <table:table-row table:style-name="ro3">
          <table:table-cell office:value-type="float" office:value="367" calcext:value-type="float">
            <text:p>36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49.12" calcext:value-type="float">
            <text:p>49.12</text:p>
          </table:table-cell>
        </table:table-row>
        <table:table-row table:style-name="ro3">
          <table:table-cell office:value-type="float" office:value="368" calcext:value-type="float">
            <text:p>36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49.15" calcext:value-type="float">
            <text:p>49.15</text:p>
          </table:table-cell>
        </table:table-row>
        <table:table-row table:style-name="ro3">
          <table:table-cell office:value-type="float" office:value="369" calcext:value-type="float">
            <text:p>3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50.83" calcext:value-type="float">
            <text:p>50.83</text:p>
          </table:table-cell>
        </table:table-row>
        <table:table-row table:style-name="ro3">
          <table:table-cell office:value-type="float" office:value="370" calcext:value-type="float">
            <text:p>37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</text:p>
          </table:table-cell>
          <table:table-cell office:value-type="float" office:value="67.86" calcext:value-type="float">
            <text:p>67.86</text:p>
          </table:table-cell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</text:p>
          </table:table-cell>
          <table:table-cell office:value-type="float" office:value="67" calcext:value-type="float">
            <text:p>67.00</text:p>
          </table:table-cell>
        </table:table-row>
        <table:table-row table:style-name="ro3">
          <table:table-cell office:value-type="float" office:value="372" calcext:value-type="float">
            <text:p>37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</text:p>
          </table:table-cell>
          <table:table-cell office:value-type="float" office:value="62.3" calcext:value-type="float">
            <text:p>62.30</text:p>
          </table:table-cell>
        </table:table-row>
        <table:table-row table:style-name="ro3">
          <table:table-cell office:value-type="float" office:value="373" calcext:value-type="float">
            <text:p>37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</text:p>
          </table:table-cell>
          <table:table-cell office:value-type="float" office:value="65.15" calcext:value-type="float">
            <text:p>65.15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</text:p>
          </table:table-cell>
          <table:table-cell office:value-type="float" office:value="63.76" calcext:value-type="float">
            <text:p>63.76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</text:p>
          </table:table-cell>
          <table:table-cell office:value-type="float" office:value="62.39" calcext:value-type="float">
            <text:p>62.39</text:p>
          </table:table-cell>
        </table:table-row>
        <table:table-row table:style-name="ro3">
          <table:table-cell office:value-type="float" office:value="377" calcext:value-type="float">
            <text:p>37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</text:p>
          </table:table-cell>
          <table:table-cell office:value-type="float" office:value="63.22" calcext:value-type="float">
            <text:p>63.22</text:p>
          </table:table-cell>
        </table:table-row>
        <table:table-row table:style-name="ro3">
          <table:table-cell office:value-type="float" office:value="378" calcext:value-type="float">
            <text:p>3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</text:p>
          </table:table-cell>
          <table:table-cell office:value-type="float" office:value="61.45" calcext:value-type="float">
            <text:p>61.45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</text:p>
          </table:table-cell>
          <table:table-cell office:value-type="float" office:value="68.81" calcext:value-type="float">
            <text:p>68.81</text:p>
          </table:table-cell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float" office:value="61.03" calcext:value-type="float">
            <text:p>61.03</text:p>
          </table:table-cell>
        </table:table-row>
        <table:table-row table:style-name="ro3"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float" office:value="54.81" calcext:value-type="float">
            <text:p>54.81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float" office:value="57.09" calcext:value-type="float">
            <text:p>57.09</text:p>
          </table:table-cell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float" office:value="60.42" calcext:value-type="float">
            <text:p>60.42</text:p>
          </table:table-cell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float" office:value="58.63" calcext:value-type="float">
            <text:p>58.63</text:p>
          </table:table-cell>
        </table:table-row>
        <table:table-row table:style-name="ro3">
          <table:table-cell office:value-type="float" office:value="385" calcext:value-type="float">
            <text:p>3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float" office:value="57.68" calcext:value-type="float">
            <text:p>57.68</text:p>
          </table:table-cell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float" office:value="57.73" calcext:value-type="float">
            <text:p>57.73</text:p>
          </table:table-cell>
        </table:table-row>
        <table:table-row table:style-name="ro3">
          <table:table-cell office:value-type="float" office:value="387" calcext:value-type="float">
            <text:p>3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.00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float" office:value="55.15" calcext:value-type="float">
            <text:p>55.15</text:p>
          </table:table-cell>
        </table:table-row>
        <table:table-row table:style-name="ro3">
          <table:table-cell office:value-type="float" office:value="389" calcext:value-type="float">
            <text:p>38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float" office:value="61.66" calcext:value-type="float">
            <text:p>61.66</text:p>
          </table:table-cell>
        </table:table-row>
        <table:table-row table:style-name="ro3">
          <table:table-cell office:value-type="float" office:value="390" calcext:value-type="float">
            <text:p>3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float" office:value="59.85" calcext:value-type="float">
            <text:p>59.85</text:p>
          </table:table-cell>
        </table:table-row>
        <table:table-row table:style-name="ro3">
          <table:table-cell office:value-type="float" office:value="391" calcext:value-type="float">
            <text:p>3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float" office:value="60.56" calcext:value-type="float">
            <text:p>60.56</text:p>
          </table:table-cell>
        </table:table-row>
        <table:table-row table:style-name="ro3">
          <table:table-cell office:value-type="float" office:value="392" calcext:value-type="float">
            <text:p>39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float" office:value="61.62" calcext:value-type="float">
            <text:p>61.62</text:p>
          </table:table-cell>
        </table:table-row>
        <table:table-row table:style-name="ro3">
          <table:table-cell office:value-type="float" office:value="393" calcext:value-type="float">
            <text:p>39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float" office:value="59.52" calcext:value-type="float">
            <text:p>59.52</text:p>
          </table:table-cell>
        </table:table-row>
        <table:table-row table:style-name="ro3">
          <table:table-cell office:value-type="float" office:value="394" calcext:value-type="float">
            <text:p>39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float" office:value="55.74" calcext:value-type="float">
            <text:p>55.74</text:p>
          </table:table-cell>
        </table:table-row>
        <table:table-row table:style-name="ro3">
          <table:table-cell office:value-type="float" office:value="395" calcext:value-type="float">
            <text:p>3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float" office:value="60.79" calcext:value-type="float">
            <text:p>60.79</text:p>
          </table:table-cell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float" office:value="53.67" calcext:value-type="float">
            <text:p>53.67</text:p>
          </table:table-cell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float" office:value="58.91" calcext:value-type="float">
            <text:p>58.91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float" office:value="58.45" calcext:value-type="float">
            <text:p>58.45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float" office:value="58.66" calcext:value-type="float">
            <text:p>58.66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float" office:value="59.97" calcext:value-type="float">
            <text:p>59.97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float" office:value="62.13" calcext:value-type="float">
            <text:p>62.13</text:p>
          </table:table-cell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float" office:value="60.43" calcext:value-type="float">
            <text:p>60.43</text:p>
          </table:table-cell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float" office:value="56.07" calcext:value-type="float">
            <text:p>56.07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float" office:value="56.26" calcext:value-type="float">
            <text:p>56.26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float" office:value="55.75" calcext:value-type="float">
            <text:p>55.75</text:p>
          </table:table-cell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float" office:value="60.53" calcext:value-type="float">
            <text:p>60.53</text:p>
          </table:table-cell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float" office:value="56.6" calcext:value-type="float">
            <text:p>56.60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float" office:value="54.7" calcext:value-type="float">
            <text:p>54.70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float" office:value="54.44" calcext:value-type="float">
            <text:p>54.44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float" office:value="57.27" calcext:value-type="float">
            <text:p>57.27</text:p>
          </table:table-cell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.00</text:p>
          </table:table-cell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float" office:value="58.72" calcext:value-type="float">
            <text:p>58.72</text:p>
          </table:table-cell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.00</text:p>
          </table:table-cell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float" office:value="61.25" calcext:value-type="float">
            <text:p>61.25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float" office:value="60.23" calcext:value-type="float">
            <text:p>60.23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float" office:value="57.87" calcext:value-type="float">
            <text:p>57.87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float" office:value="55.78" calcext:value-type="float">
            <text:p>55.78</text:p>
          </table:table-cell>
        </table:table-row>
        <table:table-row table:style-name="ro3">
          <table:table-cell office:value-type="float" office:value="418" calcext:value-type="float">
            <text:p>4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float" office:value="58.31" calcext:value-type="float">
            <text:p>58.31</text:p>
          </table:table-cell>
        </table:table-row>
        <table:table-row table:style-name="ro3">
          <table:table-cell office:value-type="float" office:value="419" calcext:value-type="float">
            <text:p>4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float" office:value="62.33" calcext:value-type="float">
            <text:p>62.33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float" office:value="61.72" calcext:value-type="float">
            <text:p>61.72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float" office:value="60.03" calcext:value-type="float">
            <text:p>60.03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60.97" calcext:value-type="float">
            <text:p>60.97</text:p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58.76" calcext:value-type="float">
            <text:p>58.76</text:p>
          </table:table-cell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62.71" calcext:value-type="float">
            <text:p>62.71</text:p>
          </table:table-cell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55.9" calcext:value-type="float">
            <text:p>55.90</text:p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61.53" calcext:value-type="float">
            <text:p>61.53</text:p>
          </table:table-cell>
        </table:table-row>
        <table:table-row table:style-name="ro3">
          <table:table-cell office:value-type="float" office:value="427" calcext:value-type="float">
            <text:p>4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60.58" calcext:value-type="float">
            <text:p>60.58</text:p>
          </table:table-cell>
        </table:table-row>
        <table:table-row table:style-name="ro3">
          <table:table-cell office:value-type="float" office:value="428" calcext:value-type="float">
            <text:p>42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62.23" calcext:value-type="float">
            <text:p>62.23</text:p>
          </table:table-cell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52.43" calcext:value-type="float">
            <text:p>52.43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58.19" calcext:value-type="float">
            <text:p>58.19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59.9" calcext:value-type="float">
            <text:p>59.90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L</text:p>
          </table:table-cell>
          <table:table-cell office:value-type="float" office:value="74.03" calcext:value-type="float">
            <text:p>74.03</text:p>
          </table:table-cell>
        </table:table-row>
        <table:table-row table:style-name="ro3">
          <table:table-cell office:value-type="float" office:value="433" calcext:value-type="float">
            <text:p>43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L</text:p>
          </table:table-cell>
          <table:table-cell office:value-type="float" office:value="78.84" calcext:value-type="float">
            <text:p>78.84</text:p>
          </table:table-cell>
        </table:table-row>
        <table:table-row table:style-name="ro3">
          <table:table-cell office:value-type="float" office:value="434" calcext:value-type="float">
            <text:p>4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L</text:p>
          </table:table-cell>
          <table:table-cell office:value-type="float" office:value="73.43" calcext:value-type="float">
            <text:p>73.43</text:p>
          </table:table-cell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L</text:p>
          </table:table-cell>
          <table:table-cell office:value-type="float" office:value="73.84" calcext:value-type="float">
            <text:p>73.84</text:p>
          </table:table-cell>
        </table:table-row>
        <table:table-row table:style-name="ro3">
          <table:table-cell office:value-type="float" office:value="436" calcext:value-type="float">
            <text:p>43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L</text:p>
          </table:table-cell>
          <table:table-cell office:value-type="float" office:value="73.34" calcext:value-type="float">
            <text:p>73.34</text:p>
          </table:table-cell>
        </table:table-row>
        <table:table-row table:style-name="ro3">
          <table:table-cell office:value-type="float" office:value="437" calcext:value-type="float">
            <text:p>43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L</text:p>
          </table:table-cell>
          <table:table-cell office:value-type="float" office:value="72.78" calcext:value-type="float">
            <text:p>72.78</text:p>
          </table:table-cell>
        </table:table-row>
        <table:table-row table:style-name="ro3">
          <table:table-cell office:value-type="float" office:value="438" calcext:value-type="float">
            <text:p>4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L</text:p>
          </table:table-cell>
          <table:table-cell office:value-type="float" office:value="73.18" calcext:value-type="float">
            <text:p>73.18</text:p>
          </table:table-cell>
        </table:table-row>
        <table:table-row table:style-name="ro3">
          <table:table-cell office:value-type="float" office:value="439" calcext:value-type="float">
            <text:p>4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L</text:p>
          </table:table-cell>
          <table:table-cell office:value-type="float" office:value="74.19" calcext:value-type="float">
            <text:p>74.19</text:p>
          </table:table-cell>
        </table:table-row>
        <table:table-row table:style-name="ro3">
          <table:table-cell office:value-type="float" office:value="440" calcext:value-type="float">
            <text:p>44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L</text:p>
          </table:table-cell>
          <table:table-cell office:value-type="float" office:value="75.52" calcext:value-type="float">
            <text:p>75.52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L</text:p>
          </table:table-cell>
          <table:table-cell office:value-type="float" office:value="74.92" calcext:value-type="float">
            <text:p>74.92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L</text:p>
          </table:table-cell>
          <table:table-cell office:value-type="float" office:value="73.05" calcext:value-type="float">
            <text:p>73.05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L</text:p>
          </table:table-cell>
          <table:table-cell office:value-type="float" office:value="73" calcext:value-type="float">
            <text:p>73.00</text:p>
          </table:table-cell>
        </table:table-row>
        <table:table-row table:style-name="ro3">
          <table:table-cell office:value-type="float" office:value="444" calcext:value-type="float">
            <text:p>44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61.83" calcext:value-type="float">
            <text:p>61.83</text:p>
          </table:table-cell>
        </table:table-row>
        <table:table-row table:style-name="ro3">
          <table:table-cell office:value-type="float" office:value="445" calcext:value-type="float">
            <text:p>4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60.24" calcext:value-type="float">
            <text:p>60.24</text:p>
          </table:table-cell>
        </table:table-row>
        <table:table-row table:style-name="ro3">
          <table:table-cell office:value-type="float" office:value="446" calcext:value-type="float">
            <text:p>4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61.6" calcext:value-type="float">
            <text:p>61.60</text:p>
          </table:table-cell>
        </table:table-row>
        <table:table-row table:style-name="ro3">
          <table:table-cell office:value-type="float" office:value="447" calcext:value-type="float">
            <text:p>4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57.74" calcext:value-type="float">
            <text:p>57.74</text:p>
          </table:table-cell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59.77" calcext:value-type="float">
            <text:p>59.77</text:p>
          </table:table-cell>
        </table:table-row>
        <table:table-row table:style-name="ro3">
          <table:table-cell office:value-type="float" office:value="449" calcext:value-type="float">
            <text:p>4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61.07" calcext:value-type="float">
            <text:p>61.07</text:p>
          </table:table-cell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59.77" calcext:value-type="float">
            <text:p>59.77</text:p>
          </table:table-cell>
        </table:table-row>
        <table:table-row table:style-name="ro3">
          <table:table-cell office:value-type="float" office:value="451" calcext:value-type="float">
            <text:p>4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58.38" calcext:value-type="float">
            <text:p>58.38</text:p>
          </table:table-cell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59.36" calcext:value-type="float">
            <text:p>59.36</text:p>
          </table:table-cell>
        </table:table-row>
        <table:table-row table:style-name="ro3">
          <table:table-cell office:value-type="float" office:value="453" calcext:value-type="float">
            <text:p>4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59.46" calcext:value-type="float">
            <text:p>59.46</text:p>
          </table:table-cell>
        </table:table-row>
        <table:table-row table:style-name="ro3">
          <table:table-cell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L</text:p>
          </table:table-cell>
          <table:table-cell office:value-type="float" office:value="74.1" calcext:value-type="float">
            <text:p>74.10</text:p>
          </table:table-cell>
        </table:table-row>
        <table:table-row table:style-name="ro3">
          <table:table-cell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L</text:p>
          </table:table-cell>
          <table:table-cell office:value-type="float" office:value="73.76" calcext:value-type="float">
            <text:p>73.76</text:p>
          </table:table-cell>
        </table:table-row>
        <table:table-row table:style-name="ro3">
          <table:table-cell office:value-type="float" office:value="456" calcext:value-type="float">
            <text:p>4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L</text:p>
          </table:table-cell>
          <table:table-cell office:value-type="float" office:value="73.53" calcext:value-type="float">
            <text:p>73.53</text:p>
          </table:table-cell>
        </table:table-row>
        <table:table-row table:style-name="ro3">
          <table:table-cell office:value-type="float" office:value="457" calcext:value-type="float">
            <text:p>4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L</text:p>
          </table:table-cell>
          <table:table-cell office:value-type="float" office:value="77.6" calcext:value-type="float">
            <text:p>77.60</text:p>
          </table:table-cell>
        </table:table-row>
        <table:table-row table:style-name="ro3">
          <table:table-cell office:value-type="float" office:value="458" calcext:value-type="float">
            <text:p>4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L</text:p>
          </table:table-cell>
          <table:table-cell office:value-type="float" office:value="73.34" calcext:value-type="float">
            <text:p>73.34</text:p>
          </table:table-cell>
        </table:table-row>
        <table:table-row table:style-name="ro3">
          <table:table-cell office:value-type="float" office:value="459" calcext:value-type="float">
            <text:p>4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L</text:p>
          </table:table-cell>
          <table:table-cell office:value-type="float" office:value="73.95" calcext:value-type="float">
            <text:p>73.95</text:p>
          </table:table-cell>
        </table:table-row>
        <table:table-row table:style-name="ro3">
          <table:table-cell office:value-type="float" office:value="460" calcext:value-type="float">
            <text:p>4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L</text:p>
          </table:table-cell>
          <table:table-cell office:value-type="float" office:value="77" calcext:value-type="float">
            <text:p>77.00</text:p>
          </table:table-cell>
        </table:table-row>
        <table:table-row table:style-name="ro3">
          <table:table-cell office:value-type="float" office:value="461" calcext:value-type="float">
            <text:p>46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L</text:p>
          </table:table-cell>
          <table:table-cell office:value-type="float" office:value="73.12" calcext:value-type="float">
            <text:p>73.12</text:p>
          </table:table-cell>
        </table:table-row>
        <table:table-row table:style-name="ro3">
          <table:table-cell office:value-type="float" office:value="462" calcext:value-type="float">
            <text:p>46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L</text:p>
          </table:table-cell>
          <table:table-cell office:value-type="float" office:value="75.09" calcext:value-type="float">
            <text:p>75.09</text:p>
          </table:table-cell>
        </table:table-row>
        <table:table-row table:style-name="ro3">
          <table:table-cell office:value-type="float" office:value="463" calcext:value-type="float">
            <text:p>46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L</text:p>
          </table:table-cell>
          <table:table-cell office:value-type="float" office:value="73.32" calcext:value-type="float">
            <text:p>73.32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L</text:p>
          </table:table-cell>
          <table:table-cell office:value-type="float" office:value="73.76" calcext:value-type="float">
            <text:p>73.76</text:p>
          </table:table-cell>
        </table:table-row>
        <table:table-row table:style-name="ro3">
          <table:table-cell office:value-type="float" office:value="465" calcext:value-type="float">
            <text:p>46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L</text:p>
          </table:table-cell>
          <table:table-cell office:value-type="float" office:value="74.29" calcext:value-type="float">
            <text:p>74.29</text:p>
          </table:table-cell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</text:p>
          </table:table-cell>
          <table:table-cell office:value-type="float" office:value="63.31" calcext:value-type="float">
            <text:p>63.31</text:p>
          </table:table-cell>
        </table:table-row>
        <table:table-row table:style-name="ro3">
          <table:table-cell office:value-type="float" office:value="467" calcext:value-type="float">
            <text:p>46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</text:p>
          </table:table-cell>
          <table:table-cell office:value-type="float" office:value="68.61" calcext:value-type="float">
            <text:p>68.61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</text:p>
          </table:table-cell>
          <table:table-cell office:value-type="float" office:value="69.93" calcext:value-type="float">
            <text:p>69.93</text:p>
          </table:table-cell>
        </table:table-row>
        <table:table-row table:style-name="ro3">
          <table:table-cell office:value-type="float" office:value="469" calcext:value-type="float">
            <text:p>4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</text:p>
          </table:table-cell>
          <table:table-cell office:value-type="float" office:value="63.08" calcext:value-type="float">
            <text:p>63.08</text:p>
          </table:table-cell>
        </table:table-row>
        <table:table-row table:style-name="ro3">
          <table:table-cell office:value-type="float" office:value="470" calcext:value-type="float">
            <text:p>4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</text:p>
          </table:table-cell>
          <table:table-cell office:value-type="float" office:value="64.43" calcext:value-type="float">
            <text:p>64.43</text:p>
          </table:table-cell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</text:p>
          </table:table-cell>
          <table:table-cell office:value-type="float" office:value="69.9" calcext:value-type="float">
            <text:p>69.90</text:p>
          </table:table-cell>
        </table:table-row>
        <table:table-row table:style-name="ro3">
          <table:table-cell office:value-type="float" office:value="472" calcext:value-type="float">
            <text:p>47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XL</text:p>
          </table:table-cell>
          <table:table-cell office:value-type="float" office:value="76.89" calcext:value-type="float">
            <text:p>76.89</text:p>
          </table:table-cell>
        </table:table-row>
        <table:table-row table:style-name="ro3">
          <table:table-cell office:value-type="float" office:value="473" calcext:value-type="float">
            <text:p>47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XL</text:p>
          </table:table-cell>
          <table:table-cell office:value-type="float" office:value="82.87" calcext:value-type="float">
            <text:p>82.87</text:p>
          </table:table-cell>
        </table:table-row>
        <table:table-row table:style-name="ro3">
          <table:table-cell office:value-type="float" office:value="474" calcext:value-type="float">
            <text:p>47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XL</text:p>
          </table:table-cell>
          <table:table-cell office:value-type="float" office:value="73.64" calcext:value-type="float">
            <text:p>73.64</text:p>
          </table:table-cell>
        </table:table-row>
        <table:table-row table:style-name="ro3">
          <table:table-cell office:value-type="float" office:value="475" calcext:value-type="float">
            <text:p>47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XL</text:p>
          </table:table-cell>
          <table:table-cell office:value-type="float" office:value="73.69" calcext:value-type="float">
            <text:p>73.69</text:p>
          </table:table-cell>
        </table:table-row>
        <table:table-row table:style-name="ro3">
          <table:table-cell office:value-type="float" office:value="476" calcext:value-type="float">
            <text:p>47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XL</text:p>
          </table:table-cell>
          <table:table-cell office:value-type="float" office:value="79.27" calcext:value-type="float">
            <text:p>79.27</text:p>
          </table:table-cell>
        </table:table-row>
        <table:table-row table:style-name="ro3">
          <table:table-cell office:value-type="float" office:value="477" calcext:value-type="float">
            <text:p>47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XL</text:p>
          </table:table-cell>
          <table:table-cell office:value-type="float" office:value="72.84" calcext:value-type="float">
            <text:p>72.84</text:p>
          </table:table-cell>
        </table:table-row>
        <table:table-row table:style-name="ro3">
          <table:table-cell office:value-type="float" office:value="478" calcext:value-type="float">
            <text:p>47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</text:p>
          </table:table-cell>
          <table:table-cell office:value-type="float" office:value="62.87" calcext:value-type="float">
            <text:p>62.87</text:p>
          </table:table-cell>
        </table:table-row>
        <table:table-row table:style-name="ro3">
          <table:table-cell office:value-type="float" office:value="479" calcext:value-type="float">
            <text:p>47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</text:p>
          </table:table-cell>
          <table:table-cell office:value-type="float" office:value="68.65" calcext:value-type="float">
            <text:p>68.65</text:p>
          </table:table-cell>
        </table:table-row>
        <table:table-row table:style-name="ro3">
          <table:table-cell office:value-type="float" office:value="481" calcext:value-type="float">
            <text:p>48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</text:p>
          </table:table-cell>
          <table:table-cell office:value-type="float" office:value="65.27" calcext:value-type="float">
            <text:p>65.27</text:p>
          </table:table-cell>
        </table:table-row>
        <table:table-row table:style-name="ro3">
          <table:table-cell office:value-type="float" office:value="482" calcext:value-type="float">
            <text:p>4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</text:p>
          </table:table-cell>
          <table:table-cell office:value-type="float" office:value="62.67" calcext:value-type="float">
            <text:p>62.67</text:p>
          </table:table-cell>
        </table:table-row>
        <table:table-row table:style-name="ro3">
          <table:table-cell office:value-type="float" office:value="483" calcext:value-type="float">
            <text:p>48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</text:p>
          </table:table-cell>
          <table:table-cell office:value-type="float" office:value="68.41" calcext:value-type="float">
            <text:p>68.41</text:p>
          </table:table-cell>
        </table:table-row>
        <table:table-row table:style-name="ro3">
          <table:table-cell office:value-type="float" office:value="484" calcext:value-type="float">
            <text:p>48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L</text:p>
          </table:table-cell>
          <table:table-cell office:value-type="float" office:value="73.17" calcext:value-type="float">
            <text:p>73.17</text:p>
          </table:table-cell>
        </table:table-row>
        <table:table-row table:style-name="ro3">
          <table:table-cell office:value-type="float" office:value="485" calcext:value-type="float">
            <text:p>48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L</text:p>
          </table:table-cell>
          <table:table-cell office:value-type="float" office:value="73.94" calcext:value-type="float">
            <text:p>73.94</text:p>
          </table:table-cell>
        </table:table-row>
        <table:table-row table:style-name="ro3">
          <table:table-cell office:value-type="float" office:value="486" calcext:value-type="float">
            <text:p>48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L</text:p>
          </table:table-cell>
          <table:table-cell office:value-type="float" office:value="74.36" calcext:value-type="float">
            <text:p>74.36</text:p>
          </table:table-cell>
        </table:table-row>
        <table:table-row table:style-name="ro3">
          <table:table-cell office:value-type="float" office:value="487" calcext:value-type="float">
            <text:p>48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L</text:p>
          </table:table-cell>
          <table:table-cell office:value-type="float" office:value="73.8" calcext:value-type="float">
            <text:p>73.80</text:p>
          </table:table-cell>
        </table:table-row>
        <table:table-row table:style-name="ro3">
          <table:table-cell office:value-type="float" office:value="488" calcext:value-type="float">
            <text:p>48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L</text:p>
          </table:table-cell>
          <table:table-cell office:value-type="float" office:value="74.23" calcext:value-type="float">
            <text:p>74.23</text:p>
          </table:table-cell>
        </table:table-row>
        <table:table-row table:style-name="ro3">
          <table:table-cell office:value-type="float" office:value="489" calcext:value-type="float">
            <text:p>48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L</text:p>
          </table:table-cell>
          <table:table-cell office:value-type="float" office:value="74.52" calcext:value-type="float">
            <text:p>74.52</text:p>
          </table:table-cell>
        </table:table-row>
        <table:table-row table:style-name="ro3">
          <table:table-cell office:value-type="float" office:value="490" calcext:value-type="float">
            <text:p>49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L</text:p>
          </table:table-cell>
          <table:table-cell office:value-type="float" office:value="73.8" calcext:value-type="float">
            <text:p>73.80</text:p>
          </table:table-cell>
        </table:table-row>
        <table:table-row table:style-name="ro3">
          <table:table-cell office:value-type="float" office:value="491" calcext:value-type="float">
            <text:p>49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L</text:p>
          </table:table-cell>
          <table:table-cell office:value-type="float" office:value="75.11" calcext:value-type="float">
            <text:p>75.11</text:p>
          </table:table-cell>
        </table:table-row>
        <table:table-row table:style-name="ro3">
          <table:table-cell office:value-type="float" office:value="492" calcext:value-type="float">
            <text:p>49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L</text:p>
          </table:table-cell>
          <table:table-cell office:value-type="float" office:value="74.62" calcext:value-type="float">
            <text:p>74.62</text:p>
          </table:table-cell>
        </table:table-row>
        <table:table-row table:style-name="ro3">
          <table:table-cell office:value-type="float" office:value="493" calcext:value-type="float">
            <text:p>49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L</text:p>
          </table:table-cell>
          <table:table-cell office:value-type="float" office:value="78.14" calcext:value-type="float">
            <text:p>78.14</text:p>
          </table:table-cell>
        </table:table-row>
        <table:table-row table:style-name="ro3">
          <table:table-cell office:value-type="float" office:value="494" calcext:value-type="float">
            <text:p>49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L</text:p>
          </table:table-cell>
          <table:table-cell office:value-type="float" office:value="72.56" calcext:value-type="float">
            <text:p>72.56</text:p>
          </table:table-cell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</text:p>
          </table:table-cell>
          <table:table-cell office:value-type="float" office:value="62.19" calcext:value-type="float">
            <text:p>62.19</text:p>
          </table:table-cell>
        </table:table-row>
        <table:table-row table:style-name="ro3">
          <table:table-cell office:value-type="float" office:value="496" calcext:value-type="float">
            <text:p>49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</text:p>
          </table:table-cell>
          <table:table-cell office:value-type="float" office:value="66.68" calcext:value-type="float">
            <text:p>66.68</text:p>
          </table:table-cell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</text:p>
          </table:table-cell>
          <table:table-cell office:value-type="float" office:value="65.73" calcext:value-type="float">
            <text:p>65.73</text:p>
          </table:table-cell>
        </table:table-row>
        <table:table-row table:style-name="ro3">
          <table:table-cell office:value-type="float" office:value="498" calcext:value-type="float">
            <text:p>49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</text:p>
          </table:table-cell>
          <table:table-cell office:value-type="float" office:value="63.95" calcext:value-type="float">
            <text:p>63.95</text:p>
          </table:table-cell>
        </table:table-row>
        <table:table-row table:style-name="ro3">
          <table:table-cell office:value-type="float" office:value="499" calcext:value-type="float">
            <text:p>49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</text:p>
          </table:table-cell>
          <table:table-cell office:value-type="float" office:value="64.45" calcext:value-type="float">
            <text:p>64.45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</text:p>
          </table:table-cell>
          <table:table-cell office:value-type="float" office:value="64.42" calcext:value-type="float">
            <text:p>64.42</text:p>
          </table:table-cell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</text:p>
          </table:table-cell>
          <table:table-cell office:value-type="float" office:value="63.72" calcext:value-type="float">
            <text:p>63.72</text:p>
          </table:table-cell>
        </table:table-row>
        <table:table-row table:style-name="ro3">
          <table:table-cell office:value-type="float" office:value="502" calcext:value-type="float">
            <text:p>50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</text:p>
          </table:table-cell>
          <table:table-cell office:value-type="float" office:value="65.9" calcext:value-type="float">
            <text:p>65.90</text:p>
          </table:table-cell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</text:p>
          </table:table-cell>
          <table:table-cell office:value-type="float" office:value="62.69" calcext:value-type="float">
            <text:p>62.69</text:p>
          </table:table-cell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</text:p>
          </table:table-cell>
          <table:table-cell office:value-type="float" office:value="61.58" calcext:value-type="float">
            <text:p>61.58</text:p>
          </table:table-cell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</text:p>
          </table:table-cell>
          <table:table-cell office:value-type="float" office:value="70.67" calcext:value-type="float">
            <text:p>70.67</text:p>
          </table:table-cell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</text:p>
          </table:table-cell>
          <table:table-cell office:value-type="float" office:value="65.27" calcext:value-type="float">
            <text:p>65.27</text:p>
          </table:table-cell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</text:p>
          </table:table-cell>
          <table:table-cell office:value-type="float" office:value="73.16" calcext:value-type="float">
            <text:p>73.16</text:p>
          </table:table-cell>
        </table:table-row>
        <table:table-row table:style-name="ro3">
          <table:table-cell office:value-type="float" office:value="508" calcext:value-type="float">
            <text:p>5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</text:p>
          </table:table-cell>
          <table:table-cell office:value-type="float" office:value="63" calcext:value-type="float">
            <text:p>63.00</text:p>
          </table:table-cell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</text:p>
          </table:table-cell>
          <table:table-cell office:value-type="float" office:value="66.84" calcext:value-type="float">
            <text:p>66.84</text:p>
          </table:table-cell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</text:p>
          </table:table-cell>
          <table:table-cell office:value-type="float" office:value="65.76" calcext:value-type="float">
            <text:p>65.76</text:p>
          </table:table-cell>
        </table:table-row>
        <table:table-row table:style-name="ro3">
          <table:table-cell office:value-type="float" office:value="511" calcext:value-type="float">
            <text:p>5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</text:p>
          </table:table-cell>
          <table:table-cell office:value-type="float" office:value="63.53" calcext:value-type="float">
            <text:p>63.53</text:p>
          </table:table-cell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</text:p>
          </table:table-cell>
          <table:table-cell office:value-type="float" office:value="66.3" calcext:value-type="float">
            <text:p>66.30</text:p>
          </table:table-cell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</text:p>
          </table:table-cell>
          <table:table-cell office:value-type="float" office:value="66.97" calcext:value-type="float">
            <text:p>66.97</text:p>
          </table:table-cell>
        </table:table-row>
        <table:table-row table:style-name="ro3">
          <table:table-cell office:value-type="float" office:value="514" calcext:value-type="float">
            <text:p>5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</text:p>
          </table:table-cell>
          <table:table-cell office:value-type="float" office:value="66.6" calcext:value-type="float">
            <text:p>66.60</text:p>
          </table:table-cell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55.35" calcext:value-type="float">
            <text:p>55.35</text:p>
          </table:table-cell>
        </table:table-row>
        <table:table-row table:style-name="ro3">
          <table:table-cell office:value-type="float" office:value="516" calcext:value-type="float">
            <text:p>5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56.42" calcext:value-type="float">
            <text:p>56.42</text:p>
          </table:table-cell>
        </table:table-row>
        <table:table-row table:style-name="ro3">
          <table:table-cell office:value-type="float" office:value="517" calcext:value-type="float">
            <text:p>5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55.92" calcext:value-type="float">
            <text:p>55.92</text:p>
          </table:table-cell>
        </table:table-row>
        <table:table-row table:style-name="ro3">
          <table:table-cell office:value-type="float" office:value="518" calcext:value-type="float">
            <text:p>5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.00</text:p>
          </table:table-cell>
        </table:table-row>
        <table:table-row table:style-name="ro3">
          <table:table-cell office:value-type="float" office:value="519" calcext:value-type="float">
            <text:p>5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53.94" calcext:value-type="float">
            <text:p>53.94</text:p>
          </table:table-cell>
        </table:table-row>
        <table:table-row table:style-name="ro3">
          <table:table-cell office:value-type="float" office:value="520" calcext:value-type="float">
            <text:p>5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53.78" calcext:value-type="float">
            <text:p>53.78</text:p>
          </table:table-cell>
        </table:table-row>
        <table:table-row table:style-name="ro3">
          <table:table-cell office:value-type="float" office:value="521" calcext:value-type="float">
            <text:p>5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59.23" calcext:value-type="float">
            <text:p>59.23</text:p>
          </table:table-cell>
        </table:table-row>
        <table:table-row table:style-name="ro3">
          <table:table-cell office:value-type="float" office:value="522" calcext:value-type="float">
            <text:p>5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53.15" calcext:value-type="float">
            <text:p>53.15</text:p>
          </table:table-cell>
        </table:table-row>
        <table:table-row table:style-name="ro3">
          <table:table-cell office:value-type="float" office:value="523" calcext:value-type="float">
            <text:p>5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57.11" calcext:value-type="float">
            <text:p>57.11</text:p>
          </table:table-cell>
        </table:table-row>
        <table:table-row table:style-name="ro3">
          <table:table-cell office:value-type="float" office:value="524" calcext:value-type="float">
            <text:p>5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53.5" calcext:value-type="float">
            <text:p>53.50</text:p>
          </table:table-cell>
        </table:table-row>
        <table:table-row table:style-name="ro3">
          <table:table-cell office:value-type="float" office:value="525" calcext:value-type="float">
            <text:p>52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</text:p>
          </table:table-cell>
          <table:table-cell office:value-type="float" office:value="46.08" calcext:value-type="float">
            <text:p>46.08</text:p>
          </table:table-cell>
        </table:table-row>
        <table:table-row table:style-name="ro3">
          <table:table-cell office:value-type="float" office:value="526" calcext:value-type="float">
            <text:p>52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</text:p>
          </table:table-cell>
          <table:table-cell office:value-type="float" office:value="50.65" calcext:value-type="float">
            <text:p>50.65</text:p>
          </table:table-cell>
        </table:table-row>
        <table:table-row table:style-name="ro3">
          <table:table-cell office:value-type="float" office:value="527" calcext:value-type="float">
            <text:p>5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</text:p>
          </table:table-cell>
          <table:table-cell office:value-type="float" office:value="49.68" calcext:value-type="float">
            <text:p>49.68</text:p>
          </table:table-cell>
        </table:table-row>
        <table:table-row table:style-name="ro3">
          <table:table-cell office:value-type="float" office:value="528" calcext:value-type="float">
            <text:p>5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</text:p>
          </table:table-cell>
          <table:table-cell office:value-type="float" office:value="51.68" calcext:value-type="float">
            <text:p>51.68</text:p>
          </table:table-cell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</text:p>
          </table:table-cell>
          <table:table-cell office:value-type="float" office:value="52.4" calcext:value-type="float">
            <text:p>52.40</text:p>
          </table:table-cell>
        </table:table-row>
        <table:table-row table:style-name="ro3">
          <table:table-cell office:value-type="float" office:value="530" calcext:value-type="float">
            <text:p>53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</text:p>
          </table:table-cell>
          <table:table-cell office:value-type="float" office:value="51.79" calcext:value-type="float">
            <text:p>51.79</text:p>
          </table:table-cell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</text:p>
          </table:table-cell>
          <table:table-cell office:value-type="float" office:value="50.82" calcext:value-type="float">
            <text:p>50.82</text:p>
          </table:table-cell>
        </table:table-row>
        <table:table-row table:style-name="ro3">
          <table:table-cell office:value-type="float" office:value="532" calcext:value-type="float">
            <text:p>53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</text:p>
          </table:table-cell>
          <table:table-cell office:value-type="float" office:value="50.63" calcext:value-type="float">
            <text:p>50.63</text:p>
          </table:table-cell>
        </table:table-row>
        <table:table-row table:style-name="ro3">
          <table:table-cell office:value-type="float" office:value="533" calcext:value-type="float">
            <text:p>53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</text:p>
          </table:table-cell>
          <table:table-cell office:value-type="float" office:value="50.9" calcext:value-type="float">
            <text:p>50.90</text:p>
          </table:table-cell>
        </table:table-row>
        <table:table-row table:style-name="ro3">
          <table:table-cell office:value-type="float" office:value="534" calcext:value-type="float">
            <text:p>53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</text:p>
          </table:table-cell>
          <table:table-cell office:value-type="float" office:value="52.46" calcext:value-type="float">
            <text:p>52.46</text:p>
          </table:table-cell>
        </table:table-row>
        <table:table-row table:style-name="ro3" table:number-rows-repeated="104804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Klassen" table:style-name="ta1">
        <table:table-column table:style-name="co10" table:default-cell-style-name="ce26"/>
        <table:table-column table:style-name="co11" table:default-cell-style-name="ce26"/>
        <table:table-column table:style-name="co12" table:default-cell-style-name="ce28"/>
        <table:table-column table:style-name="co13" table:default-cell-style-name="ce28"/>
        <table:table-row table:style-name="ro2">
          <table:table-cell table:style-name="ce25" office:value-type="string" calcext:value-type="string">
            <text:p>Klasse</text:p>
          </table:table-cell>
          <table:table-cell table:style-name="ce25" office:value-type="string" calcext:value-type="string">
            <text:p>Bezeichnung</text:p>
          </table:table-cell>
          <table:table-cell table:style-name="ce25" office:value-type="string" calcext:value-type="string">
            <text:p>GewichtVon</text:p>
          </table:table-cell>
          <table:table-cell table:style-name="ce25" office:value-type="string" calcext:value-type="string">
            <text:p>GewichtBis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Klein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Mittel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Groß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XL</text:p>
          </table:table-cell>
          <table:table-cell office:value-type="string" calcext:value-type="string">
            <text:p>Sehr groß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  <table:database-ranges>
        <table:database-range table:name="__Anonymous_Sheet_DB__1" table:target-range-address="Karton.A1:Karton.F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.00.0000</text:date>, <text:time style:data-style-name="N2" text:time-value="13:31:44.22447889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3-01-08T22:22:15.474089315</meta:creation-date>
    <dc:date>2025-02-17T13:35:35.337896297</dc:date>
    <dc:creator>Thomas Arend</dc:creator>
    <meta:editing-duration>P1DT2H51M45S</meta:editing-duration>
    <meta:editing-cycles>94</meta:editing-cycles>
    <meta:generator>LibreOffice/24.8.4.2$Linux_X86_64 LibreOffice_project/480$Build-2</meta:generator>
    <meta:document-statistic meta:table-count="4" meta:cell-count="3965" meta:object-count="0"/>
  </office:meta>
</office:document-meta>
</file>